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text-properties style:font-name="Arial"/>
    </style:style>
    <style:style style:name="P3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1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3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4" style:family="paragraph" style:parent-style-name="Text_20_body" style:list-style-name="L90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5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38" style:family="paragraph" style:parent-style-name="Text_20_body" style:list-style-name="L9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9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0" style:family="paragraph" style:parent-style-name="Text_20_body" style:list-style-name="L9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1" style:family="paragraph" style:parent-style-name="Text_20_body" style:list-style-name="L90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32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35" style:family="paragraph" style:parent-style-name="Text_20_body" style:list-style-name="L12">
      <style:paragraph-properties fo:margin-top="0cm" fo:margin-bottom="0cm" fo:line-height="150%" style:writing-mode="lr-tb"/>
    </style:style>
    <style:style style:name="P136" style:family="paragraph" style:parent-style-name="Text_20_body" style:list-style-name="L15">
      <style:paragraph-properties fo:margin-top="0cm" fo:margin-bottom="0cm" fo:line-height="150%" style:writing-mode="lr-tb"/>
    </style:style>
    <style:style style:name="P137" style:family="paragraph" style:parent-style-name="Text_20_body" style:list-style-name="L27">
      <style:paragraph-properties fo:margin-top="0cm" fo:margin-bottom="0cm" fo:line-height="150%" style:writing-mode="lr-tb"/>
    </style:style>
    <style:style style:name="P138" style:family="paragraph" style:parent-style-name="Text_20_body" style:list-style-name="L30">
      <style:paragraph-properties fo:margin-top="0cm" fo:margin-bottom="0cm" fo:line-height="150%" style:writing-mode="lr-tb"/>
    </style:style>
    <style:style style:name="P139" style:family="paragraph" style:parent-style-name="Text_20_body" style:list-style-name="L33">
      <style:paragraph-properties fo:margin-top="0cm" fo:margin-bottom="0cm" fo:line-height="150%" style:writing-mode="lr-tb"/>
    </style:style>
    <style:style style:name="P140" style:family="paragraph" style:parent-style-name="Text_20_body" style:list-style-name="L39">
      <style:paragraph-properties fo:margin-top="0cm" fo:margin-bottom="0cm" fo:line-height="150%" style:writing-mode="lr-tb"/>
    </style:style>
    <style:style style:name="P141" style:family="paragraph" style:parent-style-name="Text_20_body" style:list-style-name="L57">
      <style:paragraph-properties fo:margin-top="0cm" fo:margin-bottom="0cm" fo:line-height="150%" style:writing-mode="lr-tb"/>
    </style:style>
    <style:style style:name="P142" style:family="paragraph" style:parent-style-name="Text_20_body" style:list-style-name="L60">
      <style:paragraph-properties fo:margin-top="0cm" fo:margin-bottom="0cm" fo:line-height="150%" style:writing-mode="lr-tb"/>
    </style:style>
    <style:style style:name="P14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44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45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46" style:family="paragraph" style:parent-style-name="Text_20_body" style:list-style-name="L90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7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48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49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0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6" style:family="text">
      <style:text-properties fo:font-size="13pt"/>
    </style:style>
    <style:style style:name="T17" style:family="text">
      <style:text-properties fo:font-size="13pt" fo:font-style="normal" fo:font-weight="normal"/>
    </style:style>
    <style:style style:name="T18" style:family="text">
      <style:text-properties fo:font-size="13pt" fo:background-color="#ffcc00"/>
    </style:style>
    <style:style style:name="T19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transparent"/>
    </style:style>
    <style:style style:name="T23" style:family="text">
      <style:text-properties fo:color="#ff0000" fo:font-size="15pt" fo:background-color="#f4cccc"/>
    </style:style>
    <style:style style:name="T24" style:family="text">
      <style:text-properties style:font-name="Arial"/>
    </style:style>
    <style:style style:name="T25" style:family="text">
      <style:text-properties fo:background-color="#ffcc00"/>
    </style:style>
    <style:style style:name="T26" style:family="text">
      <style:text-properties fo:color="#ff3333"/>
    </style:style>
    <style:style style:name="T27" style:family="text">
      <style:text-properties fo:color="#9933ff"/>
    </style:style>
    <style:style style:name="T28" style:family="text">
      <style:text-properties fo:color="#996600"/>
    </style:style>
    <style:style style:name="T29" style:family="text">
      <style:text-properties fo:color="#0084d1"/>
    </style:style>
    <style:style style:name="T30" style:family="text">
      <style:text-properties style:language-asian="ja" style:country-asian="JP"/>
    </style:style>
    <style:style style:name="T31" style:family="text">
      <style:text-properties style:text-line-through-style="solid"/>
    </style:style>
    <style:style style:name="T32" style:family="text">
      <style:text-properties fo:font-size="15pt" fo:background-color="#ccff66" style:font-size-asian="15pt" style:font-size-complex="15pt"/>
    </style:style>
    <style:style style:name="T33" style:family="text">
      <style:text-properties fo:background-color="#ccff66"/>
    </style:style>
    <style:style style:name="T34" style:family="text">
      <style:text-properties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ff80c0" style:font-name="Consolas" fo:font-size="10pt" style:font-name-asian="Consolas" style:font-size-asian="10pt" style:font-name-complex="Consolas" style:font-size-complex="10pt"/>
    </style:style>
    <style:style style:name="T3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7"><text:span text:style-name="T25">res free# JVEMV6 44#8.4.1_17 / 44. currency / 8. prog-python / 4 tester / 1. id-1 / </text:span><text:span text:style-name="T20">20190812_104407 ::]20190812_112009</text:span></text:p>
      <text:p text:style-name="P16"/>
      <text:p text:style-name="P15"><text:span text:style-name="T2">[do] </text:span><text:span text:style-name="T11">#_</text:span><text:span text:style-name="T1"> </text:span></text:p>
      <text:list xml:id="list7850770518520901094" text:style-name="L1">
        <text:list-item>
          <text:p text:style-name="P31">REVIEW</text:p>
          <text:list>
            <text:list-item>
              <text:p text:style-name="P35"/>
            </text:list-item>
          </text:list>
        </text:list-item>
        <text:list-item>
          <text:p text:style-name="P36">TASK-1 : “j5” → flowcharting, “j6”</text:p>
          <text:list>
            <text:list-item>
              <text:list>
                <text:list-item>
                  <text:p text:style-name="P36">#_20190811_130307:next</text:p>
                </text:list-item>
                <text:list-item>
                  <text:p text:style-name="P36">#_20190812_105414:ref</text:p>
                </text:list-item>
              </text:list>
            </text:list-item>
            <text:list-item>
              <text:p text:style-name="P36">charting</text:p>
            </text:list-item>
            <text:list-item>
              <text:p text:style-name="P37"><text:span text:style-name="T23">#_</text:span><text:span text:style-name="T22"> CODING : “j6” ~~ “j6 : N : 2”</text:span></text:p>
              <text:list>
                <text:list-item>
                  <text:p text:style-name="P36">#_20190812_110028:tmp</text:p>
                </text:list-item>
              </text:list>
            </text:list-item>
            <text:list-item>
              <text:p text:style-name="P36">TEST ⇒ OK</text:p>
            </text:list-item>
            <text:list-item>
              <text:p text:style-name="P36">T-1.2 : “j6-2”</text:p>
              <text:list>
                <text:list-item>
                  <text:p text:style-name="P36">#_20190812_111244:tmp</text:p>
                </text:list-item>
                <text:list-item>
                  <text:p text:style-name="P144">⇒ <text:span text:style-name="T17">OK</text:span></text:p>
                </text:list-item>
              </text:list>
            </text:list-item>
          </text:list>
        </text:list-item>
      </text:list>
      <text:p text:style-name="P7">[next]</text:p>
      <text:list xml:id="list5990789478308168083" text:style-name="L2">
        <text:list-item>
          <text:p text:style-name="P32">TASK : “j6 : N : 3” → remove “break” word, run the loop, continue from breaking occurred ⇒ maybe, “j6 : Y : 1”</text:p>
          <text:list>
            <text:list-item>
              <text:p text:style-name="P145">#_20190812_111920:next</text:p>
            </text:list-item>
          </text:list>
        </text:list-item>
      </text:list>
      <text:p text:style-name="P7">[further]</text:p>
      <text:list xml:id="list6459361135542095384" text:style-name="L3">
        <text:list-item>
          <text:p text:style-name="P147">wanna-know</text:p>
        </text:list-item>
      </text:list>
      <text:p text:style-name="P7">[docs]</text:p>
      <text:list xml:id="list5015745294723901394" text:style-name="L4">
        <text:list-item>
          <text:p text:style-name="P149"/>
        </text:list-item>
      </text:list>
      <text:p text:style-name="P1"/>
      <text:p text:style-name="P23"/>
      <text:p text:style-name="P6"><text:soft-page-break/>---------------------------------------------------------------------------</text:p>
      <text:p text:style-name="P18"><text:span text:style-name="T3">res free# JVEMV6 44#8.4.1_17 / 44. currency / 8. prog-python / 4 tester / 1. id-1 / </text:span><text:span text:style-name="T6">20190813_101416</text:span></text:p>
      <text:p text:style-name="P15"/>
      <text:p text:style-name="P15"><text:span text:style-name="T2">[do] </text:span><text:span text:style-name="T11">#_</text:span><text:span text:style-name="T1"> </text:span></text:p>
      <text:list xml:id="list1405507677352875187" text:style-name="L5">
        <text:list-item>
          <text:p text:style-name="P33">REVIEW</text:p>
        </text:list-item>
        <text:list-item>
          <text:p text:style-name="P33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3">#_20190812_111920:next</text:p>
                    </text:list-item>
                  </text:list>
                </text:list-item>
                <text:list-item>
                  <text:p text:style-name="P33">T-1.1</text:p>
                  <text:list>
                    <text:list-item>
                      <text:p text:style-name="P33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 : “j6 : Y : 2” ~~</text:p>
          <text:list>
            <text:list-item>
              <text:p text:style-name="P33">T-2.1</text:p>
              <text:list>
                <text:list-item>
                  <text:p text:style-name="P33">CODING : ~~ “j7 : N : 1”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2.2 : “j7 : N : 2” ~~ j7 : N : 2</text:p>
              <text:list>
                <text:list-item>
                  <text:p text:style-name="P28"><text:span text:style-name="T7">CODING</text:span><text:span text:style-name="T24"> : </text:span></text:p>
                  <text:list>
                    <text:list-item>
                      <text:p text:style-name="P29">#_20190813_133218:tmp</text:p>
                    </text:list-item>
                    <text:list-item>
                      <text:p text:style-name="P29">#_20190813_133345:ref</text:p>
                    </text:list-item>
                  </text:list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7">[next]</text:p>
      <text:list xml:id="list495586783496567783" text:style-name="L6">
        <text:list-item>
          <text:p text:style-name="P42">TASK : “j7 : N : 3” ~~</text:p>
          <text:list>
            <text:list-item>
              <text:p text:style-name="P42">#_20190813_134031:next</text:p>
            </text:list-item>
          </text:list>
        </text:list-item>
      </text:list>
      <text:p text:style-name="P7">[further]</text:p>
      <text:list xml:id="list7007211408988329362" text:style-name="L7">
        <text:list-item>
          <text:p text:style-name="P148">wanna-know</text:p>
        </text:list-item>
      </text:list>
      <text:p text:style-name="P7">[docs]</text:p>
      <text:list xml:id="list4664504268106481698" text:style-name="L8">
        <text:list-item>
          <text:p text:style-name="P150"><text:soft-page-break/></text:p>
        </text:list-item>
      </text:list>
      <text:p text:style-name="P2"><text:line-break/></text:p>
      <text:p text:style-name="P11">---------------------------------------------------------------------------</text:p>
      <text:p text:style-name="P18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3">#_</text:span> </text:p>
      <text:list xml:id="list2651298742489368607" text:style-name="L9">
        <text:list-item>
          <text:p text:style-name="P45">REVIEW</text:p>
        </text:list-item>
        <text:list-item>
          <text:p text:style-name="P45">TASK-1 : <text:span text:style-name="T16">“j7 : N : 3” ~~</text:span></text:p>
          <text:list>
            <text:list-item>
              <text:list>
                <text:list-item>
                  <text:p text:style-name="P43">#_20190813_134031:next</text:p>
                </text:list-item>
              </text:list>
            </text:list-item>
            <text:list-item>
              <text:p text:style-name="P45"><text:span text:style-name="T23">#_</text:span> T-1.1</text:p>
              <text:list>
                <text:list-item>
                  <text:p text:style-name="P45">CODING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<text:span text:style-name="T23">#_</text:span> SEG-1 : add debug message</text:p>
              <text:list>
                <text:list-item>
                  <text:p text:style-name="P45">#_20190814_101628:tmp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<text:span text:style-name="T23">#_</text:span> TASK-2 : “j7 : Y : 2” ~~</text:p>
          <text:list>
            <text:list-item>
              <text:p text:style-name="P45">T-2.1 : “Pos” → new key</text:p>
              <text:list>
                <text:list-item>
                  <text:p text:style-name="P45">#_20190814_102053:tmp</text:p>
                </text:list-item>
                <text:list-item>
                  <text:p text:style-name="P45">CODING</text:p>
                </text:list-item>
              </text:list>
            </text:list-item>
            <text:list-item>
              <text:p text:style-name="P45">T-2.2 : “j7 : Y : 2” → show values</text:p>
              <text:list>
                <text:list-item>
                  <text:p text:style-name="P45">CODING : #_20190814_102616:tmp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</text:list>
      <text:p text:style-name="P10">[next]</text:p>
      <text:list xml:id="list4406554084808800236" text:style-name="L10">
        <text:list-item>
          <text:p text:style-name="P46">TASK : “j7 : Y : 3” ~~</text:p>
          <text:list>
            <text:list-item>
              <text:p text:style-name="P46">#_20190814_104749:next</text:p>
            </text:list-item>
          </text:list>
        </text:list-item>
      </text:list>
      <text:p text:style-name="P10">[further]</text:p>
      <text:list xml:id="list2664779192320201096" text:style-name="L11">
        <text:list-item>
          <text:p text:style-name="P47"/>
        </text:list-item>
      </text:list>
      <text:p text:style-name="P10"><text:soft-page-break/></text:p>
      <text:p text:style-name="P13"/>
      <text:p text:style-name="P10">---------------------------------------------------------------------------</text:p>
      <text:p text:style-name="P18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3">#_</text:span> </text:p>
      <text:list xml:id="list5935064083781279803" text:style-name="L12">
        <text:list-item>
          <text:p text:style-name="P48">REVIEW</text:p>
        </text:list-item>
        <text:list-item>
          <text:p text:style-name="P48">TASK-1 : “j7 : Y : 3” ~~</text:p>
          <text:list>
            <text:list-item>
              <text:list>
                <text:list-item>
                  <text:p text:style-name="P48">#_20190814_104749:next</text:p>
                </text:list-item>
              </text:list>
            </text:list-item>
            <text:list-item>
              <text:p text:style-name="P48">SEG-1 : add → retrun var ==&gt; “lo_Pos_Exits”</text:p>
              <text:list>
                <text:list-item>
                  <text:p text:style-name="P48">CODING</text:p>
                  <text:list>
                    <text:list-item>
                      <text:p text:style-name="P135"><text:span text:style-name="T12">#_</text:span><text:span text:style-name="T8"> caller : #_20190814_165634:tmp</text:span></text:p>
                    </text:list-item>
                    <text:list-item>
                      <text:p text:style-name="P135"><text:span text:style-name="T12">#_</text:span><text:span text:style-name="T8"> ret : </text:span></text:p>
                    </text:list-item>
                    <text:list-item>
                      <text:p text:style-name="P135"><text:span text:style-name="T12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26">T-1.1 : </text:p>
              <text:list>
                <text:list-item>
                  <text:p text:style-name="P126">CODING : Pos[st_pr]</text:p>
                </text:list-item>
                <text:list-item>
                  <text:p text:style-name="P126">TEST ==&gt; OK</text:p>
                </text:list-item>
              </text:list>
            </text:list-item>
            <text:list-item>
              <text:p text:style-name="P126">T-1.2</text:p>
              <text:list>
                <text:list-item>
                  <text:p text:style-name="P27">Pos[ext_pr]</text:p>
                </text:list-item>
                <text:list-item>
                  <text:p text:style-name="P126">TEST ==&gt; OK</text:p>
                </text:list-item>
              </text:list>
            </text:list-item>
          </text:list>
        </text:list-item>
      </text:list>
      <text:p text:style-name="P10">[next]</text:p>
      <text:list xml:id="list4797711404897247540" text:style-name="L13">
        <text:list-item>
          <text:p text:style-name="P49">TASK : “j7 : Y : 4” ~~</text:p>
          <text:list>
            <text:list-item>
              <text:p text:style-name="P49">#_20190814_171206:next</text:p>
            </text:list-item>
          </text:list>
        </text:list-item>
      </text:list>
      <text:p text:style-name="P10">[further]</text:p>
      <text:list xml:id="list8674402534496204538" text:style-name="L14">
        <text:list-item>
          <text:p text:style-name="P50"/>
        </text:list-item>
      </text:list>
      <text:p text:style-name="P8"><text:line-break/></text:p>
      <text:p text:style-name="P13"/>
      <text:p text:style-name="P8"><text:soft-page-break/></text:p>
      <text:p text:style-name="P10">---------------------------------------------------------------------------</text:p>
      <text:p text:style-name="P18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3">#_</text:span> </text:p>
      <text:list xml:id="list915785883832293901" text:style-name="L15">
        <text:list-item>
          <text:p text:style-name="P51">REVIEW</text:p>
        </text:list-item>
        <text:list-item>
          <text:p text:style-name="P51"><text:span text:style-name="T23">#_</text:span> TASK-1 : “j7 : Y : 4” ~~</text:p>
          <text:list>
            <text:list-item>
              <text:list>
                <text:list-item>
                  <text:p text:style-name="P51">#_20190814_171206:next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ING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136"><text:span text:style-name="T12">#_</text:span><text:span text:style-name="T8"> TASK-2 : “j7 : Y : 5” ~~</text:span></text:p>
          <text:list>
            <text:list-item>
              <text:list>
                <text:list-item>
                  <text:p text:style-name="P51">#_20190815_105241:tmp</text:p>
                </text:list-item>
              </text:list>
            </text:list-item>
            <text:list-item>
              <text:p text:style-name="P51">T-2.1</text:p>
              <text:list>
                <text:list-item>
                  <text:p text:style-name="P51">CODING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  <text:list-item>
          <text:p text:style-name="P51">TASK-3 : “j7 : Y : 6” ~~</text:p>
          <text:list>
            <text:list-item>
              <text:p text:style-name="P51"><text:span text:style-name="T23">#_</text:span> T-3.1 : ==&gt; with “break”</text:p>
              <text:list>
                <text:list-item>
                  <text:p text:style-name="P51">==&gt; OK</text:p>
                </text:list-item>
              </text:list>
            </text:list-item>
            <text:list-item>
              <text:p text:style-name="P51">@+<text:span text:style-name="T23">#_</text:span> T-3.2 : ==&gt; w/o “break”</text:p>
              <text:list>
                <text:list-item>
                  <text:p text:style-name="P51">==&gt; exit loop due → “over the max”</text:p>
                </text:list-item>
              </text:list>
            </text:list-item>
            <text:list-item>
              <text:p text:style-name="P51">T-3.3 : ==&gt; w/o “break”, max → 50 (instead of 10)</text:p>
              <text:list>
                <text:list-item>
                  <text:p text:style-name="P51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6285530504289646010" text:style-name="L16">
        <text:list-item>
          <text:p text:style-name="P52">TASK</text:p>
          <text:list>
            <text:list-item>
              <text:p text:style-name="P52">flowcharting ==&gt; “(step : B : j5 : Y : 1)” ~~</text:p>
            </text:list-item>
            <text:list-item>
              <text:p text:style-name="P52">CODING</text:p>
              <text:list>
                <text:list-item>
                  <text:p text:style-name="P52">#_20190815_110825:next</text:p>
                </text:list-item>
              </text:list>
            </text:list-item>
          </text:list>
        </text:list-item>
      </text:list>
      <text:p text:style-name="P10">[further]</text:p>
      <text:list xml:id="list2682895187530883877" text:style-name="L17">
        <text:list-item>
          <text:p text:style-name="P53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3">#_</text:span> </text:p>
      <text:list xml:id="list7902249944938702720" text:style-name="L18">
        <text:list-item>
          <text:p text:style-name="P54">REVIEW</text:p>
        </text:list-item>
        <text:list-item>
          <text:p text:style-name="P54"><text:span text:style-name="T23">@#_</text:span> TASK-1 : flowcharting ==&gt; “(step : B : j5 : Y : 1)” ~~</text:p>
          <text:list>
            <text:list-item>
              <text:list>
                <text:list-item>
                  <text:p text:style-name="P54">T-1.1 : “(step : B : j5 : Y : 2)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T-1.2 : “j5 : Y : 3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  <text:list-item>
                  <text:p text:style-name="P54">T-1.3 : “j5 : Y : 4”, “Y : 5”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ASK-2 : “j5 : Y : 6” ~~ </text:p>
              <text:list>
                <text:list-item>
                  <text:p text:style-name="P54">T-2.1</text:p>
                  <text:list>
                    <text:list-item>
                      <text:p text:style-name="P54">CODING</text:p>
                    </text:list-item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669927493920097527" text:style-name="L19">
        <text:list-item>
          <text:p text:style-name="P55">TASK : “j3 : Y : 2” ~~</text:p>
          <text:list>
            <text:list-item>
              <text:p text:style-name="P55">#_20190816_102247:next</text:p>
            </text:list-item>
          </text:list>
        </text:list-item>
      </text:list>
      <text:p text:style-name="P10"/>
      <text:p text:style-name="P10">[further]</text:p>
      <text:list xml:id="list7318117283265090409" text:style-name="L20">
        <text:list-item>
          <text:p text:style-name="P56"/>
        </text:list-item>
      </text:list>
      <text:p text:style-name="P8"/>
      <text:p text:style-name="P8"><text:soft-page-break/></text:p>
      <text:p text:style-name="P13"/>
      <text:p text:style-name="P10">---------------------------------------------------------------------------</text:p>
      <text:p text:style-name="P18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3">#_</text:span> </text:p>
      <text:list xml:id="list62648901616845024" text:style-name="L21">
        <text:list-item>
          <text:p text:style-name="P57">REVIEW</text:p>
        </text:list-item>
        <text:list-item>
          <text:p text:style-name="P57"><text:span text:style-name="T23">#_</text:span> TASK-1 : “j3 : Y : 2” ~~</text:p>
          <text:list>
            <text:list-item>
              <text:list>
                <text:list-item>
                  <text:p text:style-name="P57">#_20190816_102247:next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<text:span text:style-name="T23">#_</text:span> C/P</text:p>
                  <text:list>
                    <text:list-item>
                      <text:p text:style-name="P57">#_20190817_141414:cp:from----------------</text:p>
                    </text:list-item>
                    <text:list-item>
                      <text:p text:style-name="P57">#_20190817_141414:cp:to----------------</text:p>
                    </text:list-item>
                  </text:list>
                </text:list-item>
                <text:list-item>
                  <text:p text:style-name="P57"><text:span text:style-name="T23">#_</text:span> “j3 : Y : 6” ==&gt; C/O</text:p>
                </text:list-item>
                <text:list-item>
                  <text:p text:style-name="P57">TEST ==&gt; OK</text:p>
                  <text:list>
                    <text:list-item>
                      <text:p text:style-name="P57">[libfx_5.py:2283 / 20190817_141729] (step : B : j3 : Y : 5)</text:p>
                    </text:list-item>
                    <text:list-item>
                      <text:p text:style-name="P57">flag ==&gt; reset done : False</text:p>
                    </text:list-item>
                  </text:list>
                </text:list-item>
              </text:list>
            </text:list-item>
            <text:list-item>
              <text:p text:style-name="P57">T-1.2 : “j3 : Y : 6” ==&gt; C/in</text:p>
              <text:list>
                <text:list-item>
                  <text:p text:style-name="P57">CODING</text:p>
                </text:list-item>
                <text:list-item>
                  <text:p text:style-name="P57">TEST ==&gt; OK</text:p>
                  <text:list>
                    <text:list-item>
                      <text:p text:style-name="P57">[libfx_5.py:762 / 20190817_141912]</text:p>
                    </text:list-item>
                    <text:list-item>
                      <text:p text:style-name="P57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23">#_</text:span> TASK-2 : modify</text:p>
          <text:list>
            <text:list-item>
              <text:p text:style-name="P57">T-2.1 : console output ---&gt; off</text:p>
              <text:list>
                <text:list-item>
                  <text:p text:style-name="P57">==&gt; OK</text:p>
                  <text:list>
                    <text:list-item>
                      <text:p text:style-name="P57">[libfx_5.py:762 / 20190817_142237]</text:p>
                    </text:list-item>
                    <text:list-item>
                      <text:p text:style-name="P57">(B : 1 : 1.1) cntOf_Loop ==&gt; over the max : count = 51 / max = 50</text:p>
                    </text:list-item>
                    <text:list-item>
                      <text:p text:style-name="P57"><text:soft-page-break/></text:p>
                    </text:list-item>
                    <text:list-item>
                      <text:p text:style-name="P57">[libfx_5.py:6247 / 20190817_142237]</text:p>
                    </text:list-item>
                    <text:list-item>
                      <text:p text:style-name="P57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23">#_</text:span> TASK-3 : write data file</text:p>
          <text:list>
            <text:list-item>
              <text:p text:style-name="P57">T-3.1 : #_20190817_142451:tmp</text:p>
              <text:list>
                <text:list-item>
                  <text:list>
                    <text:list-item>
                      <text:p text:style-name="P57">new FUNC : tester_T_1__Report_Dat__V2()</text:p>
                    </text:list-item>
                  </text:list>
                </text:list-item>
                <text:list-item>
                  <text:p text:style-name="P57">DUP : tester_T_1__Report_Dat()</text:p>
                </text:list-item>
                <text:list-item>
                  <text:p text:style-name="P57">debug labels</text:p>
                  <text:list>
                    <text:list-item>
                      <text:p text:style-name="P57">#_20190817_142750:caller</text:p>
                    </text:list-item>
                    <text:list-item>
                      <text:p text:style-name="P57">#_20190817_142754:head</text:p>
                    </text:list-item>
                    <text:list-item>
                      <text:p text:style-name="P57">#_20190817_142759:wl:in-func</text:p>
                    </text:list-item>
                  </text:list>
                </text:list-item>
                <text:list-item>
                  <text:p text:style-name="P57">caller line</text:p>
                </text:list-item>
                <text:list-item>
                  <text:p text:style-name="P57">param → change</text:p>
                  <text:list>
                    <text:list-item>
                      <text:p text:style-name="P57">caller</text:p>
                    </text:list-item>
                    <text:list-item>
                      <text:p text:style-name="P57">callee</text:p>
                    </text:list-item>
                  </text:list>
                </text:list-item>
                <text:list-item>
                  <text:p text:style-name="P57">vars</text:p>
                  <text:list>
                    <text:list-item>
                      <text:p text:style-name="P57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57">T-3.2 : review original codes ---&gt; valid lines ~~&gt; keep</text:p>
              <text:list>
                <text:list-item>
                  <text:p text:style-name="P57">up to : “step : 2.1” ==&gt; OK</text:p>
                </text:list-item>
                <text:list-item>
                  <text:p text:style-name="P57">~~ “step : 2.1 : 2” ==&gt; OK</text:p>
                </text:list-item>
                <text:list-item>
                  <text:p text:style-name="P57">~~ “step : 2.2 / item : 2.2 : values” ==&gt; OK</text:p>
                </text:list-item>
              </text:list>
            </text:list-item>
            <text:list-item>
              <text:p text:style-name="P57">T-3.3 : TEST</text:p>
              <text:list>
                <text:list-item>
                  <text:p text:style-name="P57">==&gt; OK</text:p>
                </text:list-item>
              </text:list>
            </text:list-item>
          </text:list>
        </text:list-item>
        <text:list-item>
          <text:p text:style-name="P57"><text:span text:style-name="T23">#_</text:span> TASK-4 : data file → further columns</text:p>
          <text:list>
            <text:list-item>
              <text:p text:style-name="P57">T-4.1 : new columns ==&gt; rf_idx, rf_pr</text:p>
              <text:list>
                <text:list-item>
                  <text:p text:style-name="P57">CODING : “step : 2.2 : 1 : header”</text:p>
                  <text:list>
                    <text:list-item>
                      <text:p text:style-name="P57">#_20190817_143905:tmp</text:p>
                    </text:list-item>
                  </text:list>
                </text:list-item>
              </text:list>
            </text:list-item>
            <text:list-item>
              <text:p text:style-name="P57"><text:span text:style-name="T23">@#_</text:span> T-4.2 : “step : 2.2 : 2 : values”</text:p>
              <text:list>
                <text:list-item>
                  <text:list>
                    <text:list-item>
                      <text:p text:style-name="P57">#_20190817_144143:tmp</text:p>
                    </text:list-item>
                  </text:list>
                </text:list-item>
                <text:list-item>
                  <text:p text:style-name="P57">CODING</text:p>
                </text:list-item>
                <text:list-item>
                  <text:p text:style-name="P57"><text:soft-page-break/>TEST ==&gt; OK</text:p>
                </text:list-item>
              </text:list>
            </text:list-item>
          </text:list>
        </text:list-item>
        <text:list-item>
          <text:p text:style-name="P57">TASK-5 : dat files → further </text:p>
          <text:list>
            <text:list-item>
              <text:p text:style-name="P57"><text:span text:style-name="T23">#_</text:span> T-5.1 : “diff.price” ==&gt; change to : (ext_pr) – (st_pr)</text:p>
              <text:list>
                <text:list-item>
                  <text:list>
                    <text:list-item>
                      <text:p text:style-name="P57">#_20190817_145127:tmp</text:p>
                    </text:list-item>
                  </text:list>
                </text:list-item>
                <text:list-item>
                  <text:p text:style-name="P57">CODING</text:p>
                </text:list-item>
                <text:list-item>
                  <text:p text:style-name="P57">TEST ==&gt; </text:p>
                  <text:list>
                    <text:list-item>
                      <text:p text:style-name="P57"><text:span text:style-name="T27">PROBLEM</text:span><text:span text:style-name="T26"> </text:span>: “sumOf_SLs”, “sumOf_TPs” ---&gt; pre-change, post-change ==&gt; not changed <text:span text:style-name="T21">::[20190817_145921</text:span></text:p>
                      <text:list>
                        <text:list-item>
                          <text:list>
                            <text:list-item>
                              <text:p text:style-name="P131">“sumOf_SLs<text:tab/>-0.637</text:p>
                            </text:list-item>
                            <text:list-item>
                              <text:p text:style-name="P131">sumOf_TPs<text:tab/>0.488</text:p>
                            </text:list-item>
                            <text:list-item>
                              <text:p text:style-name="P131">ratio (TP/SL)<text:tab/>-0.766”</text:p>
                            </text:list-item>
                          </text:list>
                        </text:list-item>
                        <text:list-item>
                          <text:p text:style-name="P57">TRY : ==&gt; see code</text:p>
                          <text:list>
                            <text:list-item>
                              <text:p text:style-name="P57">#_20190817_150021:fix</text:p>
                            </text:list-item>
                            <text:list-item>
                              <text:p text:style-name="P57">FOUND : #_20190817_150102:fx</text:p>
                              <text:list>
                                <text:list-item>
                                  <text:p text:style-name="P57">==&gt; code not changed → fix</text:p>
                                </text:list-item>
                                <text:list-item>
                                  <text:p text:style-name="P57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/TEST ==&gt; OK</text:p>
                          <text:list>
                            <text:list-item>
                              <text:p text:style-name="P57">sumOf_SLs<text:tab/>-0.320</text:p>
                            </text:list-item>
                            <text:list-item>
                              <text:p text:style-name="P57">sumOf_TPs<text:tab/>0.328</text:p>
                            </text:list-item>
                            <text:list-item>
                              <text:p text:style-name="P57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23">#_</text:span> SEG-1 : “ratio (TP/SL)” ==&gt; use absolute value</text:p>
              <text:list>
                <text:list-item>
                  <text:p text:style-name="P57">#_20190817_151054:tmp</text:p>
                </text:list-item>
              </text:list>
            </text:list-item>
            <text:list-item>
              <text:p text:style-name="P57"><text:span text:style-name="T23">#_</text:span> T-5.2 : new cols ext_id, _pr </text:p>
              <text:list>
                <text:list-item>
                  <text:p text:style-name="P57"><text:span text:style-name="T23">#_</text:span> CODING : “step : 2.2 : 1 : header”</text:p>
                  <text:list>
                    <text:list-item>
                      <text:p text:style-name="P57">#_20190817_143905:tmp</text:p>
                    </text:list-item>
                    <text:list-item>
                      <text:p text:style-name="P57">after “rf_idx\trf_pr”</text:p>
                    </text:list-item>
                  </text:list>
                </text:list-item>
                <text:list-item>
                  <text:p text:style-name="P57"><text:span text:style-name="T23">#_</text:span> T-4.2 : “step : 2.2 : 2 : values”</text:p>
                  <text:list>
                    <text:list-item>
                      <text:p text:style-name="P57">#_20190817_144143:tmp</text:p>
                    </text:list-item>
                  </text:list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7">TASK-6 : stopper → off</text:p>
          <text:list>
            <text:list-item>
              <text:p text:style-name="P57"><text:soft-page-break/>CODING : #_20190810_125252:caller</text:p>
              <text:list>
                <text:list-item>
                  <text:p text:style-name="P57">tester_T_1__Buy_Up__Loop_2_Trailing__V2</text:p>
                </text:list-item>
                <text:list-item>
                  <text:p text:style-name="P57">section “step : B : 1 : 1.1” ==&gt; C/O</text:p>
                </text:list-item>
              </text:list>
            </text:list-item>
            <text:list-item>
              <text:p text:style-name="P57">TEST ==&gt; </text:p>
              <text:list>
                <text:list-item>
                  <text:p text:style-name="P57"><office:annotation office:name="__Annotation__1019_1327311992"><dc:creator>iwabuchi ken</dc:creator><dc:date>2019-08-17T15:26:44.89</dc:date><text:p text:style-name="P151"><text:span text:style-name="T36">“</text:span><text:span text:style-name="T36">PROBLEM” in blue color ==&gt; dropped. This is not a problem, but simply an unfinished item.</text:span></text:p></office:annotation><text:span text:style-name="T29">PROBLEM</text:span><office:annotation-end office:name="__Annotation__1019_1327311992"/> : loop ended short</text:p>
                  <text:list>
                    <text:list-item>
                      <text:p text:style-name="P57">“[libfx_5.py:1103 / 20190817_151739]</text:p>
                    </text:list-item>
                    <text:list-item>
                      <text:p text:style-name="P57">(step : B : 0) =================================== [loop : 127]”</text:p>
                    </text:list-item>
                    <text:list-item>
                      <text:p text:style-name="P57"><text:span text:style-name="T28">TRY</text:span> : see log file</text:p>
                      <text:list>
                        <text:list-item>
                          <text:p text:style-name="P57">BUSL3_No_T_1.(20190817_151657).log</text:p>
                        </text:list-item>
                        <text:list-item>
                          <text:p text:style-name="P57">in “loop : 127”</text:p>
                          <text:list>
                            <text:list-item>
                              <text:p text:style-name="P57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57">FOUND : #_20190817_152346:fix</text:p>
                          <text:list>
                            <text:list-item>
                              <text:p text:style-name="P57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4278327565954019008" text:style-name="L22">
        <text:list-item>
          <text:p text:style-name="P58">TASK : “j3-2 : Y : 2” ~~</text:p>
          <text:list>
            <text:list-item>
              <text:p text:style-name="P58">#_20190817_152507:next</text:p>
            </text:list-item>
          </text:list>
        </text:list-item>
      </text:list>
      <text:p text:style-name="P10">[further]</text:p>
      <text:list xml:id="list8825812409793092033" text:style-name="L23">
        <text:list-item>
          <text:p text:style-name="P59"/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3">#_</text:span> </text:p>
      <text:list xml:id="list8270135547922412345" text:style-name="L24">
        <text:list-item>
          <text:p text:style-name="P60">REVIEW</text:p>
        </text:list-item>
        <text:list-item>
          <text:p text:style-name="P60">TASK-1 : “j3-2 : Y : 2” ~~</text:p>
          <text:list>
            <text:list-item>
              <text:list>
                <text:list-item>
                  <text:p text:style-name="P60">#_20190817_152507:next</text:p>
                </text:list-item>
              </text:list>
            </text:list-item>
            <text:list-item>
              <text:p text:style-name="P60"><text:soft-page-break/><text:span text:style-name="T23">#_</text:span> T-1.1 : “j3 : Y : 2”</text:p>
            </text:list-item>
            <text:list-item>
              <text:p text:style-name="P60">T-1.2 : “j7” → C/P</text:p>
              <text:list>
                <text:list-item>
                  <text:p text:style-name="P60"><text:span text:style-name="T23">#_</text:span> C/P: ~~ “j7 : Y : 5”</text:p>
                  <text:list>
                    <text:list-item>
                      <text:p text:style-name="P60">#_20190818_094708:cp:from--------------</text:p>
                    </text:list-item>
                    <text:list-item>
                      <text:p text:style-name="P60">#_20190818_094708:cp:to--------------</text:p>
                    </text:list-item>
                  </text:list>
                </text:list-item>
                <text:list-item>
                  <text:p text:style-name="P60"><text:span text:style-name="T23">#_</text:span> C/P : “j7 : N” ~~ “j7 : N : 3”</text:p>
                  <text:list>
                    <text:list-item>
                      <text:p text:style-name="P60">#_20190818_094943:cp:from:--------------------</text:p>
                    </text:list-item>
                    <text:list-item>
                      <text:p text:style-name="P60">#_20190818_094943:cp:to:--------------------</text:p>
                    </text:list-item>
                  </text:list>
                </text:list-item>
                <text:list-item>
                  <text:p text:style-name="P60">TEST ==&gt; OK</text:p>
                  <text:list>
                    <text:list-item>
                      <text:p text:style-name="P60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 : “j4” → up to “continue”</text:p>
          <text:list>
            <text:list-item>
              <text:p text:style-name="P60">T-2.1 : “j4 : N”, “Y”</text:p>
              <text:list>
                <text:list-item>
                  <text:p text:style-name="P60">“j7 : N : 3”</text:p>
                </text:list-item>
                <text:list-item>
                  <text:p text:style-name="P60">“j7 : Y : 6”</text:p>
                </text:list-item>
                <text:list-item>
                  <text:p text:style-name="P60">TEST : max → 200</text:p>
                  <text:list>
                    <text:list-item>
                      <text:p text:style-name="P60">new var value</text:p>
                    </text:list-item>
                    <text:list-item>
                      <text:p text:style-name="P60">comment in</text:p>
                    </text:list-item>
                    <text:list-item>
                      <text:p text:style-name="P60">==&gt; no error</text:p>
                    </text:list-item>
                    <text:list-item>
                      <text:p text:style-name="P60">==&gt; OK</text:p>
                      <text:list>
                        <text:list-item>
                          <text:p text:style-name="P60">“len(lo_Pos_Exits)<text:tab/>36</text:p>
                        </text:list-item>
                        <text:list-item>
                          <text:p text:style-name="P60">total<text:tab/>201</text:p>
                        </text:list-item>
                        <text:list-item>
                          <text:p text:style-name="P60">ratio<text:tab/>0.179</text:p>
                        </text:list-item>
                        <text:list-item>
                          <text:p text:style-name="P60">cntOf_SLs<text:tab/>24<text:tab/>(0.667)</text:p>
                        </text:list-item>
                        <text:list-item>
                          <text:p text:style-name="P60">cntOf_TPs<text:tab/>12<text:tab/>(0.333)</text:p>
                        </text:list-item>
                        <text:list-item>
                          <text:p text:style-name="P60">sumOf_SLs<text:tab/>-0.960</text:p>
                        </text:list-item>
                        <text:list-item>
                          <text:p text:style-name="P60">sumOf_TPs<text:tab/>1.238</text:p>
                        </text:list-item>
                        <text:list-item>
                          <text:p text:style-name="P60">ratio (TP/SL)<text:tab/>1.290</text:p>
                        </text:list-item>
                        <text:list-item>
                          <text:p text:style-name="P60">valOf_SL<text:tab/>0.030</text:p>
                        </text:list-item>
                        <text:list-item>
                          <text:p text:style-name="P60">valOf_TP<text:tab/>0.060</text:p>
                        </text:list-item>
                        <text:list-item>
                          <text:p text:style-name="P60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3 : csv ---&gt; 500 entries</text:p>
          <text:list>
            <text:list-item>
              <text:p text:style-name="P60">T-3.1 : stopper → off</text:p>
              <text:list>
                <text:list-item>
                  <text:p text:style-name="P60">“step : B : 1 : 1.1” → C/O</text:p>
                </text:list-item>
                <text:list-item>
                  <text:p text:style-name="P60">validate → see conf file : busl_3__tester_T_1__Buy_Up.conf</text:p>
                </text:list-item>
                <text:list-item>
                  <text:p text:style-name="P60">EXEC ==&gt; </text:p>
                  <text:list>
                    <text:list-item>
                      <text:p text:style-name="P60">==&gt; no error</text:p>
                    </text:list-item>
                    <text:list-item>
                      <text:p text:style-name="P60">“cntOf_SLs<text:tab/>63<text:tab/>(0.733)</text:p>
                    </text:list-item>
                    <text:list-item>
                      <text:p text:style-name="P60">cntOf_TPs<text:tab/>23<text:tab/>(0.267)</text:p>
                    </text:list-item>
                    <text:list-item>
                      <text:p text:style-name="P60">sumOf_SLs<text:tab/>-2.520</text:p>
                    </text:list-item>
                    <text:list-item>
                      <text:p text:style-name="P60">sumOf_TPs<text:tab/>2.049</text:p>
                    </text:list-item>
                    <text:list-item>
                      <text:p text:style-name="P60">ratio (TP/SL)<text:tab/>0.813</text:p>
                    </text:list-item>
                    <text:list-item>
                      <text:p text:style-name="P60">valOf_SL<text:tab/>0.030</text:p>
                    </text:list-item>
                    <text:list-item>
                      <text:p text:style-name="P60">valOf_TP<text:tab/>0.060</text:p>
                    </text:list-item>
                    <text:list-item>
                      <text:p text:style-name="P60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807718334273562693" text:style-name="L25">
        <text:list-item>
          <text:p text:style-name="P61">TASK : mt4 programming</text:p>
          <text:list>
            <text:list-item>
              <text:p text:style-name="P61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1">or, TASK : python, detect patterns</text:p>
          <text:list>
            <text:list-item>
              <text:p text:style-name="P61">dp_Tester_T_1__Buy_Up(lo_LO_Lines, lo_BDs_Tmp)</text:p>
            </text:list-item>
            <text:list-item>
              <text:p text:style-name="P61">#_20190706_231447:caller</text:p>
            </text:list-item>
            <text:list-item>
              <text:p text:style-name="P61">==&gt; e.g. new FUNC : dp_No_1__Down_Down_Buy()</text:p>
              <text:list>
                <text:list-item>
                  <text:p text:style-name="P61">No_1_1 : buy all</text:p>
                </text:list-item>
                <text:list-item>
                  <text:p text:style-name="P61">No_1_2 : buy if : prev 2 bars both in BB.range-5, or -6</text:p>
                </text:list-item>
                <text:list-item>
                  <text:p text:style-name="P61">==&gt; <text:span text:style-name="T30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1065053958878913854" text:style-name="L26">
        <text:list-item>
          <text:p text:style-name="P62"/>
        </text:list-item>
      </text:list>
      <text:p text:style-name="P8"><text:line-break/></text:p>
      <text:p text:style-name="P13"><text:soft-page-break/></text:p>
      <text:p text:style-name="P10">---------------------------------------------------------------------------</text:p>
      <text:p text:style-name="P18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3">#_</text:span> </text:p>
      <text:list xml:id="list8721904306433730709" text:style-name="L27">
        <text:list-item>
          <text:p text:style-name="P63">REVIEW</text:p>
        </text:list-item>
        <text:list-item>
          <text:p text:style-name="P137"><text:span text:style-name="T12">#_</text:span><text:span text:style-name="T8"> TASK-1 : start programming</text:span></text:p>
          <text:list>
            <text:list-item>
              <text:p text:style-name="P63">T-1.1 : DUP file</text:p>
              <text:list>
                <text:list-item>
                  <text:p text:style-name="P63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3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3">gen : func list</text:p>
                  <text:list>
                    <text:list-item>
                      <text:p text:style-name="P63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3">T-1.2 : renew the DUP-ed file</text:p>
              <text:list>
                <text:list-item>
                  <text:p text:style-name="P63">delete funcs</text:p>
                </text:list-item>
                <text:list-item>
                  <text:p text:style-name="P63">use “Print” command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137"><text:span text:style-name="T12">#_</text:span><text:span text:style-name="T8"> TASK-2 : write to file ---&gt; debugging</text:span></text:p>
          <text:list>
            <text:list-item>
              <text:p text:style-name="P63">T-2.1</text:p>
              <text:list>
                <text:list-item>
                  <text:p text:style-name="P137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  <text:list-item>
          <text:p text:style-name="P63">TASK-3 : new funcs</text:p>
          <text:list>
            <text:list-item>
              <text:list>
                <text:list-item>
                  <text:p text:style-name="P63">judge_1() : boolean</text:p>
                </text:list-item>
                <text:list-item>
                  <text:p text:style-name="P63">take_Position() : boolean</text:p>
                </text:list-item>
              </text:list>
            </text:list-item>
            <text:list-item>
              <text:p text:style-name="P137"><text:span text:style-name="T12">#_</text:span><text:span text:style-name="T8"> T-3.1 : FUNC : judge_1() : boolean</text:span></text:p>
              <text:list>
                <text:list-item>
                  <text:p text:style-name="P63">skeleton</text:p>
                </text:list-item>
                <text:list-item>
                  <text:p text:style-name="P63">TEST ==&gt; OK</text:p>
                  <text:list>
                    <text:list-item>
                      <text:p text:style-name="P63">→ up to “(step : j2 : N)”</text:p>
                    </text:list-item>
                  </text:list>
                </text:list-item>
              </text:list>
            </text:list-item>
            <text:list-item>
              <text:p text:style-name="P63">T-3.2 : “j3” ~~</text:p>
              <text:list>
                <text:list-item>
                  <text:p text:style-name="P63">//_20190826_132608:tmp</text:p>
                </text:list-item>
                <text:list-item>
                  <text:p text:style-name="P137"><text:span text:style-name="T12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3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3">DUP</text:p>
                    </text:list-item>
                    <text:list-item>
                      <text:p text:style-name="P63">include</text:p>
                    </text:list-item>
                  </text:list>
                </text:list-item>
                <text:list-item>
                  <text:p text:style-name="P63">new FUNC : judge_1()</text:p>
                  <text:list>
                    <text:list-item>
                      <text:p text:style-name="P63">at : lib_ea_2.mqh</text:p>
                    </text:list-item>
                    <text:list-item>
                      <text:p text:style-name="P63">signature</text:p>
                    </text:list-item>
                    <text:list-item>
                      <text:p text:style-name="P63">debug labels</text:p>
                      <text:list>
                        <text:list-item>
                          <text:p text:style-name="P63">//_20190826_133747:caller</text:p>
                        </text:list-item>
                        <text:list-item>
                          <text:p text:style-name="P63">//_20190826_133801:head</text:p>
                        </text:list-item>
                        <text:list-item>
                          <text:p text:style-name="P63">//_20190826_133815:wl</text:p>
                        </text:list-item>
                      </text:list>
                    </text:list-item>
                    <text:list-item>
                      <text:p text:style-name="P63">caller lines</text:p>
                    </text:list-item>
                    <text:list-item>
                      <text:p text:style-name="P6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256460115403725242" text:style-name="L28">
        <text:list-item>
          <text:p text:style-name="P64">TASK : “j3 : Y : 1” ~~</text:p>
          <text:list>
            <text:list-item>
              <text:p text:style-name="P64">//_20190826_135520:next</text:p>
            </text:list-item>
          </text:list>
        </text:list-item>
      </text:list>
      <text:p text:style-name="P10">[further]</text:p>
      <text:list xml:id="list273621933782235605" text:style-name="L29">
        <text:list-item>
          <text:p text:style-name="P65"><text:soft-page-break/></text:p>
        </text:list-item>
      </text:list>
      <text:p text:style-name="P8"><text:line-break/></text:p>
      <text:p text:style-name="P13"/>
      <text:p text:style-name="P10">---------------------------------------------------------------------------</text:p>
      <text:p text:style-name="P18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3">#_</text:span> </text:p>
      <text:list xml:id="list8739152092614067090" text:style-name="L30">
        <text:list-item>
          <text:p text:style-name="P66">REVIEW</text:p>
        </text:list-item>
        <text:list-item>
          <text:p text:style-name="P138"><text:span text:style-name="T12">@#_</text:span><text:span text:style-name="T8"> TASK-1 : “j3 : Y : 1” ~~</text:span></text:p>
          <text:list>
            <text:list-item>
              <text:list>
                <text:list-item>
                  <text:p text:style-name="P66">//_20190826_135520:next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new FUNC : take_Position__Buy()</text:p>
                  <text:list>
                    <text:list-item>
                      <text:p text:style-name="P66">signature</text:p>
                    </text:list-item>
                    <text:list-item>
                      <text:p text:style-name="P66">time labels</text:p>
                    </text:list-item>
                    <text:list-item>
                      <text:p text:style-name="P66">caller</text:p>
                    </text:list-item>
                  </text:list>
                </text:list-item>
                <text:list-item>
                  <text:p text:style-name="P66">TEST ==&gt; OK</text:p>
                </text:list-item>
              </text:list>
            </text:list-item>
          </text:list>
        </text:list-item>
        <text:list-item>
          <text:p text:style-name="P138"><text:span text:style-name="T12">#_</text:span><text:span text:style-name="T8"> TASK-2 : “j3 : Y : 2”</text:span></text:p>
          <text:list>
            <text:list-item>
              <text:p text:style-name="P66">==&gt; OK</text:p>
            </text:list-item>
          </text:list>
        </text:list-item>
        <text:list-item>
          <text:p text:style-name="P138"><text:span text:style-name="T12">#_</text:span><text:span text:style-name="T8"> TASK-3 : “j3 : Y : 1” → take position</text:span></text:p>
          <text:list>
            <text:list-item>
              <text:list>
                <text:list-item>
                  <text:p text:style-name="P66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66">T-3.1 : func : take_Position__Buy()</text:p>
              <text:list>
                <text:list-item>
                  <text:p text:style-name="P66">==&gt; show values</text:p>
                </text:list-item>
                <text:list-item>
                  <text:p text:style-name="P66">TEST ==&gt; OK</text:p>
                </text:list-item>
              </text:list>
            </text:list-item>
            <text:list-item>
              <text:p text:style-name="P138"><text:span text:style-name="T12">#_</text:span><text:span text:style-name="T8"> T-3.2 : send order</text:span></text:p>
              <text:list>
                <text:list-item>
                  <text:p text:style-name="P66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4261401878974532590" text:style-name="L31">
        <text:list-item>
          <text:p text:style-name="P67">TASK : </text:p>
          <text:list>
            <text:list-item>
              <text:list>
                <text:list-item>
                  <text:p text:style-name="P127">ref</text:p>
                  <text:list>
                    <text:list-item>
                      <text:p text:style-name="P127">lib_ea.mqh : //_20190827_143022:ref : ordermodify</text:p>
                    </text:list-item>
                    <text:list-item>
                      <text:p text:style-name="P127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67">“j2 : Y” <text:span text:style-name="T30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8794947662438621002" text:style-name="L32">
        <text:list-item>
          <text:p text:style-name="P68"/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3">#_</text:span> </text:p>
      <text:list xml:id="list1208640681595783019" text:style-name="L33">
        <text:list-item>
          <text:p text:style-name="P139"><text:span text:style-name="T12">#_</text:span><text:span text:style-name="T8"> REVIEW</text:span></text:p>
        </text:list-item>
        <text:list-item>
          <text:p text:style-name="P69">TASK-1 : </text:p>
          <text:list>
            <text:list-item>
              <text:list>
                <text:list-item>
                  <text:p text:style-name="P128">ref</text:p>
                  <text:list>
                    <text:list-item>
                      <text:p text:style-name="P128">lib_ea.mqh : //_20190827_143022:ref : ordermodify</text:p>
                    </text:list-item>
                    <text:list-item>
                      <text:p text:style-name="P128">ea_Exp_1__TrailingStop.mq4 : //_20190827_143229:ref : OrdersTotal</text:p>
                    </text:list-item>
                  </text:list>
                </text:list-item>
                <text:list-item>
                  <text:p text:style-name="P69"><text:span text:style-name="T8">“j2 : Y” </text:span><text:span text:style-name="T30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39"><text:span text:style-name="T12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28">“j2 : Y : 1”</text:p>
                </text:list-item>
                <text:list-item>
                  <text:p text:style-name="P128">==&gt; OK</text:p>
                </text:list-item>
              </text:list>
            </text:list-item>
            <text:list-item>
              <text:p text:style-name="P139"><text:span text:style-name="T13">#_</text:span><text:span text:style-name="T9"> T-1.2 : “j2-1”</text:span></text:p>
              <text:list>
                <text:list-item>
                  <text:p text:style-name="P128"><text:soft-page-break/>==&gt; OK</text:p>
                </text:list-item>
              </text:list>
            </text:list-item>
            <text:list-item>
              <text:p text:style-name="P139"><text:span text:style-name="T13">#_</text:span><text:span text:style-name="T9"> T-1.3 : “j2-1 : Y”, “ : N”</text:span></text:p>
              <text:list>
                <text:list-item>
                  <text:p text:style-name="P128">==&gt; OK</text:p>
                </text:list-item>
              </text:list>
            </text:list-item>
          </text:list>
        </text:list-item>
      </text:list>
      <text:p text:style-name="P10">[next]</text:p>
      <text:list xml:id="list1461285361465623431" text:style-name="L34">
        <text:list-item>
          <text:p text:style-name="P70">TASK : “j1-2” → new node</text:p>
          <text:list>
            <text:list-item>
              <text:p text:style-name="P70">if NO → exec “j3 : Y” and on</text:p>
            </text:list-item>
            <text:list-item>
              <text:p text:style-name="P70">if YES → continue (i.e. return(0))</text:p>
            </text:list-item>
            <text:list-item>
              <text:p text:style-name="P70">//_20190828_102028:next</text:p>
            </text:list-item>
          </text:list>
        </text:list-item>
      </text:list>
      <text:p text:style-name="P10">[further]</text:p>
      <text:list xml:id="list5237456733526795048" text:style-name="L35">
        <text:list-item>
          <text:p text:style-name="P133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3">#_</text:span> </text:p>
      <text:list xml:id="list4270179718042587570" text:style-name="L36">
        <text:list-item>
          <text:p text:style-name="P71">REVIEW</text:p>
        </text:list-item>
        <text:list-item>
          <text:p text:style-name="P71"><text:span text:style-name="T23">#_</text:span> TASK-1 : “j1-2” → new node</text:p>
          <text:list>
            <text:list-item>
              <text:list>
                <text:list-item>
                  <text:p text:style-name="P71">if NO → exec “j3<text:span text:style-name="T31"> : Y</text:span>” and on</text:p>
                </text:list-item>
                <text:list-item>
                  <text:p text:style-name="P71">if YES → continue (i.e. return(0))</text:p>
                </text:list-item>
                <text:list-item>
                  <text:p text:style-name="P71">//_20190828_102028:next</text:p>
                </text:list-item>
              </text:list>
            </text:list-item>
            <text:list-item>
              <text:p text:style-name="P71"><text:span text:style-name="T23">#_</text:span> T-1.1</text:p>
              <text:list>
                <text:list-item>
                  <text:p text:style-name="P71">CODING : ~~ “j1-3”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<text:span text:style-name="T23">#_</text:span> SEG-1 : “j2-1 : N : 1” ==&gt; add : judge, take position</text:p>
              <text:list>
                <text:list-item>
                  <text:p text:style-name="P71">CODING : //_20190829_104432:tmp</text:p>
                  <text:list>
                    <text:list-item>
                      <text:p text:style-name="P71">C/P : “j3”</text:p>
                    </text:list-item>
                    <text:list-item>
                      <text:p text:style-name="P71">delete : time label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  <text:list-item>
          <text:p text:style-name="P71"><text:soft-page-break/>TASK-2 : orders ---&gt; to file “orders.[XXXX].dat” (fur-2 / 20190828_094028)</text:p>
          <text:list>
            <text:list-item>
              <text:list>
                <text:list-item>
                  <text:p text:style-name="P71">“j1-3 :Y : 1”</text:p>
                </text:list-item>
                <text:list-item>
                  <text:p text:style-name="P71">“j2-2 : Y : 1”</text:p>
                </text:list-item>
              </text:list>
            </text:list-item>
            <text:list-item>
              <text:p text:style-name="P71">T-2.1 : “j1-3 :Y : 1”</text:p>
              <text:list>
                <text:list-item>
                  <text:p text:style-name="P71">CODING : </text:p>
                  <text:list>
                    <text:list-item>
                      <text:p text:style-name="P71"><text:span text:style-name="T23">#_</text:span> new file name : fname_Log_DAT_For_Session : //_20190829_110901:tmp</text:p>
                    </text:list-item>
                    <text:list-item>
                      <text:p text:style-name="P71">write log : //_20190829_110834:tmp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ext:p text:style-name="P10">[next]</text:p>
      <text:list xml:id="list6955705304628006580" text:style-name="L37">
        <text:list-item>
          <text:p text:style-name="P72">TASK : trailing feature</text:p>
          <text:list>
            <text:list-item>
              <text:p text:style-name="P72">“step : A : 1”</text:p>
            </text:list-item>
            <text:list-item>
              <text:p text:style-name="P72">//_20190829_112152:next</text:p>
            </text:list-item>
          </text:list>
        </text:list-item>
      </text:list>
      <text:p text:style-name="P10">[further]</text:p>
      <text:list xml:id="list5727402580921800548" text:style-name="L38">
        <text:list-item>
          <text:p text:style-name="P73">new node : “j0” (in “start()”)</text:p>
          <text:list>
            <text:list-item>
              <text:p text:style-name="P73">condition → pending orders?</text:p>
              <text:list>
                <text:list-item>
                  <text:p text:style-name="P73">if YES → go to j1</text:p>
                </text:list-item>
                <text:list-item>
                  <text:p text:style-name="P73">if NO → goto j3</text:p>
                </text:list-item>
              </text:list>
            </text:list-item>
          </text:list>
        </text:list-item>
        <text:list-item>
          <text:p text:style-name="P73">“[eap-2.id-1].(20190829_111540).log”</text:p>
          <text:list>
            <text:list-item>
              <text:p text:style-name="P73">==&gt; add pair, period, too.</text:p>
            </text:list-item>
          </text:list>
        </text:list-item>
        <text:list-item>
          <text:p text:style-name="P73">“DetailedStatement.[20190829_112315]htm.htm”</text:p>
          <text:list>
            <text:list-item>
              <text:p text:style-name="P73">extract a list of orders ==&gt; python program</text:p>
            </text:list-item>
            <text:list-item>
              <text:p text:style-name="P73">at : C:\Users\iwabuchiken\AppData\Roaming\MetaQuotes\Terminal\34B08C83A5AAE27A4079DE708E60511E\MQL4\Logs\logs_trading</text:p>
            </text:list-item>
            <text:list-item>
              <text:p text:style-name="P73">how</text:p>
              <text:list>
                <text:list-item>
                  <text:p text:style-name="P73">method-1</text:p>
                  <text:list>
                    <text:list-item>
                      <text:p text:style-name="P73">extract all “tr” tags</text:p>
                    </text:list-item>
                    <text:list-item>
                      <text:p text:style-name="P73">of those TRs, collect the first TD</text:p>
                    </text:list-item>
                    <text:list-item>
                      <text:p text:style-name="P73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3">-2</text:p>
                  <text:list>
                    <text:list-item>
                      <text:p text:style-name="P73">find with regex “&lt;td title="#\d+? My order[tp]"&gt;\d+?&lt;/td&gt;”</text:p>
                    </text:list-item>
                    <text:list-item>
                      <text:p text:style-name="P73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8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3">#_</text:span> </text:p>
      <text:list xml:id="list7395961179553958844" text:style-name="L39">
        <text:list-item>
          <text:p text:style-name="P74">REVIEW</text:p>
        </text:list-item>
        <text:list-item>
          <text:p text:style-name="P140"><text:span text:style-name="T12">#_</text:span><text:span text:style-name="T8"> TASK-1 : new file → start coding</text:span></text:p>
          <text:list>
            <text:list-item>
              <text:p text:style-name="P74">T-1.1 : new file</text:p>
            </text:list-item>
            <text:list-item>
              <text:p text:style-name="P74">T-1.2 : data</text:p>
              <text:list>
                <text:list-item>
                  <text:p text:style-name="P74">C:\Users\iwabuchiken\AppData\Roaming\MetaQuotes\Terminal\34B08C83A5AAE27A4079DE708E60511E\MQL4\Logs\logs_trading</text:p>
                  <text:list>
                    <text:list-item>
                      <text:p text:style-name="P74">DetailedStatement.[20190901_145309].htm</text:p>
                    </text:list-item>
                  </text:list>
                </text:list-item>
                <text:list-item>
                  <text:p text:style-name="P74">C:\Users\iwabuchiken\AppData\Roaming\MetaQuotes\Terminal\34B08C83A5AAE27A4079DE708E60511E\MQL4\Files\Logs\20190829_223434[eap-2.id-1].[EURJPY-1].dir</text:p>
                  <text:list>
                    <text:list-item>
                      <text:p text:style-name="P74">[eap-2.id-1].(20190829_223434).dat</text:p>
                    </text:list-item>
                  </text:list>
                </text:list-item>
              </text:list>
            </text:list-item>
            <text:list-item>
              <text:p text:style-name="P74">T-1.3 : open file → “dat” file</text:p>
              <text:list>
                <text:list-item>
                  <text:p text:style-name="P140"><text:span text:style-name="T8">CODING : </text:span><text:span text:style-name="T10">#_20190901_150006:tmp</text:span></text:p>
                  <text:list>
                    <text:list-item>
                      <text:p text:style-name="P130">close file</text:p>
                    </text:list-item>
                  </text:list>
                </text:list-item>
              </text:list>
            </text:list-item>
            <text:list-item>
              <text:p text:style-name="P130">T-1.4 : file → read lines</text:p>
              <text:list>
                <text:list-item>
                  <text:p text:style-name="P130">==&gt; OK</text:p>
                </text:list-item>
              </text:list>
            </text:list-item>
          </text:list>
        </text:list-item>
        <text:list-item>
          <text:p text:style-name="P140"><text:span text:style-name="T14">#_</text:span><text:span text:style-name="T10"> TASK-2</text:span></text:p>
          <text:list>
            <text:list-item>
              <text:p text:style-name="P130">T-1.1 : get list of trade numbers</text:p>
              <text:list>
                <text:list-item>
                  <text:p text:style-name="P130"><text:soft-page-break/>“step : 3 <text:s text:c="11"/>build list”</text:p>
                </text:list-item>
                <text:list-item>
                  <text:p text:style-name="P130">==&gt; OK</text:p>
                </text:list-item>
              </text:list>
            </text:list-item>
          </text:list>
        </text:list-item>
        <text:list-item>
          <text:p text:style-name="P130">TASK-3 : report file</text:p>
          <text:list>
            <text:list-item>
              <text:p text:style-name="P130">T-3.1 : open → with html parser</text:p>
              <text:list>
                <text:list-item>
                  <text:p text:style-name="P130">new FUNC : _build_result_csv_data__Report_File()</text:p>
                  <text:list>
                    <text:list-item>
                      <text:p text:style-name="P130">signature</text:p>
                    </text:list-item>
                    <text:list-item>
                      <text:p text:style-name="P130">debug labels</text:p>
                    </text:list-item>
                    <text:list-item>
                      <text:p text:style-name="P130">caller</text:p>
                    </text:list-item>
                  </text:list>
                </text:list-item>
              </text:list>
            </text:list-item>
            <text:list-item>
              <text:p text:style-name="P130">T-3.2 : read file</text:p>
              <text:list>
                <text:list-item>
                  <text:p text:style-name="P140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30">CODING </text:p>
                </text:list-item>
                <text:list-item>
                  <text:p text:style-name="P130">==&gt; OK</text:p>
                </text:list-item>
              </text:list>
            </text:list-item>
            <text:list-item>
              <text:p text:style-name="P130">T-3.3 : read ==&gt; TR tags</text:p>
              <text:list>
                <text:list-item>
                  <text:p text:style-name="P130">“step : 2 : 3 <text:s text:c="11"/>read : TR tags”</text:p>
                </text:list-item>
                <text:list-item>
                  <text:p text:style-name="P130">==&gt; OK</text:p>
                  <text:list>
                    <text:list-item>
                      <text:p text:style-name="P130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30">T-3.4 : each TR → collect TD tags</text:p>
              <text:list>
                <text:list-item>
                  <text:p text:style-name="P130">==&gt; OK</text:p>
                </text:list-item>
              </text:list>
            </text:list-item>
            <text:list-item>
              <text:p text:style-name="P130">T-3.5 : TD tags → get text</text:p>
              <text:list>
                <text:list-item>
                  <text:p text:style-name="P130">==&gt; OK</text:p>
                </text:list-item>
                <text:list-item>
                  <text:p text:style-name="P130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30">T-3.6 : “step : 2 : 5.2 : 3”</text:p>
              <text:list>
                <text:list-item>
                  <text:p text:style-name="P130">#_20190901_161249:tmp</text:p>
                </text:list-item>
                <text:list-item>
                  <text:p text:style-name="P130">==&gt; OK</text:p>
                </text:list-item>
              </text:list>
            </text:list-item>
          </text:list>
        </text:list-item>
      </text:list>
      <text:p text:style-name="P10">[next]</text:p>
      <text:list xml:id="list1121212904937700969" text:style-name="L40">
        <text:list-item>
          <text:p text:style-name="P75">TASK</text:p>
          <text:list>
            <text:list-item>
              <text:p text:style-name="P75">detected TDs ---&gt; into a list</text:p>
            </text:list-item>
            <text:list-item>
              <text:p text:style-name="P75">#_20190901_161624:next</text:p>
            </text:list-item>
          </text:list>
        </text:list-item>
      </text:list>
      <text:p text:style-name="P10">[further]</text:p>
      <text:list xml:id="list1493690565245488042" text:style-name="L41">
        <text:list-item>
          <text:p text:style-name="P76"/>
        </text:list-item>
      </text:list>
      <text:p text:style-name="P8"><text:soft-page-break/><text:line-break/></text:p>
      <text:p text:style-name="P8"/>
      <text:p text:style-name="P13"/>
      <text:p text:style-name="P10">---------------------------------------------------------------------------</text:p>
      <text:p text:style-name="P18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3">#_</text:span> </text:p>
      <text:list xml:id="list6191982640326752217" text:style-name="L42">
        <text:list-item>
          <text:p text:style-name="P77">REVIEW</text:p>
        </text:list-item>
        <text:list-item>
          <text:p text:style-name="P77">TASK-1 : detected TDs ---&gt; into a list</text:p>
          <text:list>
            <text:list-item>
              <text:list>
                <text:list-item>
                  <text:p text:style-name="P77">#_20190901_161624:next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show : len(lo_TRs_With_Order_TDS)</text:p>
                </text:list-item>
                <text:list-item>
                  <text:p text:style-name="P77">#_20190902_124052:tmp</text:p>
                </text:list-item>
                <text:list-item>
                  <text:p text:style-name="P77">==&gt; PROBLEM : “[44_8.5_build-result-csv-data.py:461] len(lo_TRs_With_Order_TDS) ==&gt; 164”</text:p>
                  <text:list>
                    <text:list-item>
                      <text:p text:style-name="P77">==&gt; should be less than 100</text:p>
                    </text:list-item>
                  </text:list>
                </text:list-item>
                <text:list-item>
                  <text:p text:style-name="P77">SEG-1 : write to file</text:p>
                  <text:list>
                    <text:list-item>
                      <text:p text:style-name="P77">S-1.1 : file path</text:p>
                      <text:list>
                        <text:list-item>
                          <text:p text:style-name="P77">#_20190902_124906:tmp</text:p>
                        </text:list-item>
                      </text:list>
                    </text:list-item>
                    <text:list-item>
                      <text:p text:style-name="P77">S-1.2 : make dirs</text:p>
                      <text:list>
                        <text:list-item>
                          <text:p text:style-name="P77">#_20190902_125615:tmp</text:p>
                        </text:list-item>
                      </text:list>
                    </text:list-item>
                    <text:list-item>
                      <text:p text:style-name="P77">S-1.3 : write</text:p>
                      <text:list>
                        <text:list-item>
                          <text:p text:style-name="P77">#_20190902_130031:tmp</text:p>
                        </text:list-item>
                        <text:list-item>
                          <text:p text:style-name="P7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 : return list</text:p>
          <text:list>
            <text:list-item>
              <text:p text:style-name="P77">T-2.1</text:p>
            </text:list-item>
          </text:list>
        </text:list-item>
      </text:list>
      <text:p text:style-name="P10">[next]</text:p>
      <text:list xml:id="list614500177807965013" text:style-name="L43">
        <text:list-item>
          <text:p text:style-name="P78">TASK</text:p>
          <text:list>
            <text:list-item>
              <text:p text:style-name="P78"><text:soft-page-break/>“lo_Order_Numbers” and “lo_TRs_With_Order_TDS”</text:p>
              <text:list>
                <text:list-item>
                  <text:p text:style-name="P78">==&gt; build a full list of orders</text:p>
                </text:list-item>
                <text:list-item>
                  <text:p text:style-name="P78">#_20190902_132829:tmp</text:p>
                </text:list-item>
              </text:list>
            </text:list-item>
          </text:list>
        </text:list-item>
      </text:list>
      <text:p text:style-name="P10">[further]</text:p>
      <text:list xml:id="list8137437983266737549" text:style-name="L44">
        <text:list-item>
          <text:p text:style-name="P79"/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3">#_</text:span> </text:p>
      <text:list xml:id="list3855292397727486790" text:style-name="L45">
        <text:list-item>
          <text:p text:style-name="P80">REVIEW</text:p>
        </text:list-item>
        <text:list-item>
          <text:p text:style-name="P80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0">==&gt; build a full list of orders</text:p>
                    </text:list-item>
                    <text:list-item>
                      <text:p text:style-name="P80">#_20190902_132829:tmp</text:p>
                    </text:list-item>
                  </text:list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build : full data</text:p>
                </text:list-item>
                <text:list-item>
                  <text:p text:style-name="P80">==&gt; OK</text:p>
                </text:list-item>
              </text:list>
            </text:list-item>
          </text:list>
        </text:list-item>
        <text:list-item>
          <text:p text:style-name="P80">TASK-2 : to file</text:p>
          <text:list>
            <text:list-item>
              <text:list>
                <text:list-item>
                  <text:p text:style-name="P80">#_20190903_124102:tmp</text:p>
                </text:list-item>
              </text:list>
            </text:list-item>
            <text:list-item>
              <text:p text:style-name="P80">T-2.1 : new FUNC : _build_result_csv_data__Write_Full_Data</text:p>
              <text:list>
                <text:list-item>
                  <text:p text:style-name="P80">#_20190903_124741:caller</text:p>
                </text:list-item>
                <text:list-item>
                  <text:p text:style-name="P80">CODING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  <text:list-item>
          <text:p text:style-name="P80">TASK-3 : graph</text:p>
          <text:list>
            <text:list-item>
              <text:p text:style-name="P80">T-3.1 : </text:p>
              <text:list>
                <text:list-item>
                  <text:p text:style-name="P80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0"><text:soft-page-break/>T-3.2</text:p>
              <text:list>
                <text:list-item>
                  <text:p text:style-name="P80">results</text:p>
                  <text:list>
                    <text:list-item>
                      <text:p text:style-name="P80">negative<text:tab/>94<text:tab/>74.02%</text:p>
                    </text:list-item>
                    <text:list-item>
                      <text:p text:style-name="P80">positive<text:tab/>33<text:tab/>25.98%</text:p>
                    </text:list-item>
                    <text:list-item>
                      <text:p text:style-name="P80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240108992242292632" text:style-name="L46">
        <text:list-item>
          <text:p text:style-name="P81">COMP</text:p>
        </text:list-item>
      </text:list>
      <text:p text:style-name="P10">[further]</text:p>
      <text:list xml:id="list8191567544109136473" text:style-name="L47">
        <text:list-item>
          <text:p text:style-name="P129">detect pattern</text:p>
          <text:list>
            <text:list-item>
              <text:p text:style-name="P129">例えば、３本連下げを集める（python）</text:p>
            </text:list-item>
            <text:list-item>
              <text:p text:style-name="P129">事例を５つぐらい、眺めてみる。</text:p>
            </text:list-item>
            <text:list-item>
              <text:p text:style-name="P129">共通の特徴を、３つぐらい、ピックアップ。（m1~3)</text:p>
            </text:list-item>
            <text:list-item>
              <text:p text:style-name="P129">それらの、m1~3 を、条件として、mql のプログ、作る（n1）</text:p>
            </text:list-item>
            <text:list-item>
              <text:p text:style-name="P129">n1 ==&gt; 実行 (on mt4)</text:p>
            </text:list-item>
          </text:list>
        </text:list-item>
        <text:list-item>
          <text:p text:style-name="P129">mt4 prog</text:p>
          <text:list>
            <text:list-item>
              <text:p text:style-name="P129">trailing-stop feature</text:p>
            </text:list-item>
          </text:list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3">#_</text:span> </text:p>
      <text:list xml:id="list8245744345710200988" text:style-name="L48">
        <text:list-item>
          <text:p text:style-name="P82">REVIEW</text:p>
        </text:list-item>
        <text:list-item>
          <text:p text:style-name="P82">TASK-1 : “[eap-2.id-1].(20190903_122730).dat” ==&gt; add pair info, a.o.</text:p>
          <text:list>
            <text:list-item>
              <text:p text:style-name="P82">T-1.1 : write : file name</text:p>
              <text:list>
                <text:list-item>
                  <text:p text:style-name="P82">CODING : //_20190904_133743:tmp</text:p>
                </text:list-item>
                <text:list-item>
                  <text:p text:style-name="P82">==&gt; OK</text:p>
                </text:list-item>
              </text:list>
            </text:list-item>
            <text:list-item>
              <text:p text:style-name="P82">SEG-1</text:p>
              <text:list>
                <text:list-item>
                  <text:p text:style-name="P82">utils.mqh : “write_Log”</text:p>
                  <text:list>
                    <text:list-item>
                      <text:p text:style-name="P82"><text:soft-page-break/>==&gt; new FUNC : “write_Log__No_File_Line_Strings”</text:p>
                    </text:list-item>
                    <text:list-item>
                      <text:p text:style-name="P82">S-1.1</text:p>
                      <text:list>
                        <text:list-item>
                          <text:p text:style-name="P82">DUP</text:p>
                        </text:list-item>
                        <text:list-item>
                          <text:p text:style-name="P82">change signature</text:p>
                        </text:list-item>
                        <text:list-item>
                          <text:p text:style-name="P82">debug labels</text:p>
                          <text:list>
                            <text:list-item>
                              <text:p text:style-name="P82">//_20190904_134341:caller</text:p>
                            </text:list-item>
                            <text:list-item>
                              <text:p text:style-name="P82">//_20190904_134344:head</text:p>
                            </text:list-item>
                            <text:list-item>
                              <text:p text:style-name="P82">//_20190904_134350:wl</text:p>
                            </text:list-item>
                          </text:list>
                        </text:list-item>
                        <text:list-item>
                          <text:p text:style-name="P82">caller line</text:p>
                        </text:list-item>
                      </text:list>
                    </text:list-item>
                    <text:list-item>
                      <text:p text:style-name="P82">TEST ==&gt; OK</text:p>
                    </text:list-item>
                  </text:list>
                </text:list-item>
              </text:list>
            </text:list-item>
            <text:list-item>
              <text:p text:style-name="P82">T-1.2 : add info : pair name</text:p>
              <text:list>
                <text:list-item>
                  <text:p text:style-name="P82">SEG-2 : new FUNC : “setup_Data_File()”</text:p>
                  <text:list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2">TASK-2 : eap-2.(id-1).mq4 ==&gt; run on multiple pairs</text:p>
          <text:list>
            <text:list-item>
              <text:p text:style-name="P82">E/J</text:p>
            </text:list-item>
            <text:list-item>
              <text:p text:style-name="P82">U/J</text:p>
            </text:list-item>
            <text:list-item>
              <text:p text:style-name="P82">A/J</text:p>
            </text:list-item>
            <text:list-item>
              <text:p text:style-name="P82">==&gt; OK</text:p>
            </text:list-item>
          </text:list>
        </text:list-item>
      </text:list>
      <text:p text:style-name="P10">[next]</text:p>
      <text:list xml:id="list2380229096600771839" text:style-name="L49">
        <text:list-item>
          <text:p text:style-name="P83">TASK : trailing stop</text:p>
          <text:list>
            <text:list-item>
              <text:p text:style-name="P83">//_20190829_112152:next (eap-2.(id-1).mq4)</text:p>
            </text:list-item>
            <text:list-item>
              <text:p text:style-name="P83">flowcharting</text:p>
            </text:list-item>
            <text:list-item>
              <text:p text:style-name="P83">ref</text:p>
              <text:list>
                <text:list-item>
                  <text:p text:style-name="P83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3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3984976829187903649" text:style-name="L50">
        <text:list-item>
          <text:p text:style-name="P84"/>
        </text:list-item>
      </text:list>
      <text:p text:style-name="P8"><text:line-break/></text:p>
      <text:p text:style-name="P13"/>
      <text:p text:style-name="P10"><text:soft-page-break/>---------------------------------------------------------------------------</text:p>
      <text:p text:style-name="P18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3">#_</text:span> </text:p>
      <text:list xml:id="list2803724611724550895" text:style-name="L51">
        <text:list-item>
          <text:p text:style-name="P85">REVIEW</text:p>
        </text:list-item>
        <text:list-item>
          <text:p text:style-name="P85">TASK-1</text:p>
          <text:list>
            <text:list-item>
              <text:p text:style-name="P85">T-1.1</text:p>
              <text:list>
                <text:list-item>
                  <text:list>
                    <text:list-item>
                      <text:p text:style-name="P85">get : pending ticket data</text:p>
                    </text:list-item>
                    <text:list-item>
                      <text:p text:style-name="P85">new FUNC : trail_Orders()</text:p>
                    </text:list-item>
                  </text:list>
                </text:list-item>
                <text:list-item>
                  <text:p text:style-name="P85">signature</text:p>
                </text:list-item>
                <text:list-item>
                  <text:p text:style-name="P85">debug labels</text:p>
                  <text:list>
                    <text:list-item>
                      <text:p text:style-name="P85">//_20190906_165225:caller</text:p>
                    </text:list-item>
                    <text:list-item>
                      <text:p text:style-name="P85">//_20190906_165231:head</text:p>
                    </text:list-item>
                    <text:list-item>
                      <text:p text:style-name="P85">//_20190906_165238:wl</text:p>
                    </text:list-item>
                  </text:list>
                </text:list-item>
                <text:list-item>
                  <text:p text:style-name="P85">caller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T-1.2 : “OrderSelect”</text:p>
              <text:list>
                <text:list-item>
                  <text:p text:style-name="P85">CODING</text:p>
                </text:list-item>
                <text:list-item>
                  <text:p text:style-name="P85">==&gt; OK</text:p>
                </text:list-item>
              </text:list>
            </text:list-item>
            <text:list-item>
              <text:p text:style-name="P85">T-1.3 : store current price (in the latest tick)</text:p>
              <text:list>
                <text:list-item>
                  <text:p text:style-name="P85">“step : 3.3”</text:p>
                </text:list-item>
                <text:list-item>
                  <text:p text:style-name="P85">global var : priceOf_Prev_Tick__Bid</text:p>
                </text:list-item>
                <text:list-item>
                  <text:p text:style-name="P85">TEST ==&gt; next time</text:p>
                </text:list-item>
              </text:list>
            </text:list-item>
          </text:list>
        </text:list-item>
      </text:list>
      <text:p text:style-name="P10">[next]</text:p>
      <text:list xml:id="list6661672323039846097" text:style-name="L52">
        <text:list-item>
          <text:p text:style-name="P86">TASK : this : T-1.3</text:p>
          <text:list>
            <text:list-item>
              <text:p text:style-name="P86">//_20190906_171140:next</text:p>
            </text:list-item>
          </text:list>
        </text:list-item>
      </text:list>
      <text:p text:style-name="P10">[further]</text:p>
      <text:list xml:id="list3915321174458092811" text:style-name="L53">
        <text:list-item>
          <text:p text:style-name="P87"/>
        </text:list-item>
      </text:list>
      <text:p text:style-name="P8"/>
      <text:p text:style-name="P13"><text:soft-page-break/></text:p>
      <text:p text:style-name="P10">---------------------------------------------------------------------------</text:p>
      <text:p text:style-name="P18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3">#_</text:span> </text:p>
      <text:list xml:id="list3318397686576326946" text:style-name="L54">
        <text:list-item>
          <text:p text:style-name="P88">REVIEW</text:p>
        </text:list-item>
        <text:list-item>
          <text:p text:style-name="P88">TASK-1 : store current price (in the latest tick)</text:p>
          <text:list>
            <text:list-item>
              <text:list>
                <text:list-item>
                  <text:p text:style-name="P88">“step : 3.3”</text:p>
                </text:list-item>
                <text:list-item>
                  <text:p text:style-name="P88">//_20190906_171140:next</text:p>
                </text:list-item>
                <text:list-item>
                  <text:p text:style-name="P88">global var : priceOf_Prev_Tick__Bid</text:p>
                </text:list-item>
              </text:list>
            </text:list-item>
            <text:list-item>
              <text:p text:style-name="P88">T-1.1 : update : “priceOf_Current_Tick__Bid”</text:p>
              <text:list>
                <text:list-item>
                  <text:p text:style-name="P88">==&gt; OK</text:p>
                </text:list-item>
              </text:list>
            </text:list-item>
          </text:list>
        </text:list-item>
        <text:list-item>
          <text:p text:style-name="P88">TASK-2 : if UP → update TP price</text:p>
          <text:list>
            <text:list-item>
              <text:list>
                <text:list-item>
                  <text:p text:style-name="P88">void trail_Orders()</text:p>
                </text:list-item>
              </text:list>
            </text:list-item>
            <text:list-item>
              <text:p text:style-name="P88">T-2.1 : “step : 4” (==&gt; see memo)</text:p>
              <text:list>
                <text:list-item>
                  <text:p text:style-name="P88">==&gt; OK</text:p>
                  <text:list>
                    <text:list-item>
                      <text:p text:style-name="P88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599691478565332488" text:style-name="L55">
        <text:list-item>
          <text:p text:style-name="P89">TASK : “j1” ~~ (==&gt; memo)</text:p>
          <text:list>
            <text:list-item>
              <text:p text:style-name="P89">//_20190909_135929:next</text:p>
            </text:list-item>
          </text:list>
        </text:list-item>
      </text:list>
      <text:p text:style-name="P10">[further]</text:p>
      <text:list xml:id="list3627634621735259078" text:style-name="L56">
        <text:list-item>
          <text:p text:style-name="P90"/>
        </text:list-item>
      </text:list>
      <text:p text:style-name="P8"/>
      <text:p text:style-name="P13"/>
      <text:p text:style-name="P10">---------------------------------------------------------------------------</text:p>
      <text:p text:style-name="P18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3">#_</text:span> </text:p>
      <text:list xml:id="list3947548892242426188" text:style-name="L57">
        <text:list-item>
          <text:p text:style-name="P91">REVIEW</text:p>
        </text:list-item>
        <text:list-item>
          <text:p text:style-name="P141"><text:span text:style-name="T8">TASK-1 : M15 → </text:span><text:span text:style-name="T9">アゲサゲの幅、知る</text:span></text:p>
          <text:list>
            <text:list-item>
              <text:p text:style-name="P141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1">==&gt; OK</text:p>
              <text:list>
                <text:list-item>
                  <text:p text:style-name="P91">[views.py:8621] lo_Histos ==&gt; total = 5620</text:p>
                </text:list-item>
                <text:list-item>
                  <text:p text:style-name="P91">0.000 -- 0.152 ==&gt; 5511 (0.981)</text:p>
                </text:list-item>
                <text:list-item>
                  <text:p text:style-name="P91">0.152 -- 0.305 ==&gt; 94 (0.017)</text:p>
                </text:list-item>
                <text:list-item>
                  <text:p text:style-name="P91">0.305 -- 0.458 ==&gt; 12 (0.002)</text:p>
                </text:list-item>
                <text:list-item>
                  <text:p text:style-name="P91">0.458 -- 0.610 ==&gt; 3 (0.001)</text:p>
                </text:list-item>
              </text:list>
            </text:list-item>
          </text:list>
        </text:list-item>
        <text:list-item>
          <text:p text:style-name="P91">TASK-2 : M15 → run ea ==&gt; </text:p>
          <text:list>
            <text:list-item>
              <text:list>
                <text:list-item>
                  <text:list>
                    <text:list-item>
                      <text:p text:style-name="P91">eap-2.(id-1).mq4</text:p>
                    </text:list-item>
                    <text:list-item>
                      <text:p text:style-name="P91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1">T-2.1</text:p>
                  <text:list>
                    <text:list-item>
                      <text:p text:style-name="P91">new global var : eap-2.(id-1).mq4</text:p>
                      <text:list>
                        <text:list-item>
                          <text:p text:style-name="P91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1">T-2.2 : int take_Position__Buy() → add params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201521115745686814" text:style-name="L58">
        <text:list-item>
          <text:p text:style-name="P92">TASK</text:p>
          <text:list>
            <text:list-item>
              <text:p text:style-name="P92">in “start” func → new FUNC : _is_Order_Pending()</text:p>
              <text:list>
                <text:list-item>
                  <text:p text:style-name="P92">→ exec “step : j2” and the following</text:p>
                </text:list-item>
                <text:list-item>
                  <text:p text:style-name="P92">//_20190910_120006:next</text:p>
                </text:list-item>
              </text:list>
            </text:list-item>
          </text:list>
        </text:list-item>
      </text:list>
      <text:p text:style-name="P10">[further]</text:p>
      <text:list xml:id="list1033159550883750436" text:style-name="L59">
        <text:list-item>
          <text:p text:style-name="P93"><text:soft-page-break/></text:p>
        </text:list-item>
      </text:list>
      <text:p text:style-name="P8"/>
      <text:p text:style-name="P8"><text:span text:style-name="T32">[/ 20190910_120941]</text:span><text:line-break/></text:p>
      <text:p text:style-name="P10">---------------------------------------------------------------------------</text:p>
      <text:p text:style-name="P19">res free# JVEMV6 44#7.2.1_9 / 44. currency / 7. mql prog / 2. eap-2 / 1. id-1 / 20190918_083401</text:p>
      <text:p text:style-name="P10"/>
      <text:p text:style-name="P10">[do] <text:span text:style-name="T23">#_ </text:span></text:p>
      <text:list xml:id="list5811606906638755703" text:style-name="L60">
        <text:list-item>
          <text:p text:style-name="P142"><text:span text:style-name="T12">#_ </text:span><text:span text:style-name="T8">REVIEW</text:span></text:p>
        </text:list-item>
        <text:list-item>
          <text:p text:style-name="P94">TASK-1</text:p>
          <text:list>
            <text:list-item>
              <text:list>
                <text:list-item>
                  <text:p text:style-name="P94">in “start” func → new FUNC : _is_Order_Pending()</text:p>
                  <text:list>
                    <text:list-item>
                      <text:p text:style-name="P94">→ exec “step : j2” and the following</text:p>
                    </text:list-item>
                    <text:list-item>
                      <text:p text:style-name="P94">//_20190910_120006:next</text:p>
                    </text:list-item>
                  </text:list>
                </text:list-item>
              </text:list>
            </text:list-item>
            <text:list-item>
              <text:p text:style-name="P94">T-1.1 : “step : A : 0”</text:p>
              <text:list>
                <text:list-item>
                  <text:list>
                    <text:list-item>
                      <text:p text:style-name="P94">//_20190918_084005:tmp</text:p>
                    </text:list-item>
                  </text:list>
                </text:list-item>
                <text:list-item>
                  <text:p text:style-name="P94">new FUNC : _is_Order_Pending()</text:p>
                  <text:list>
                    <text:list-item>
                      <text:p text:style-name="P94">signature</text:p>
                    </text:list-item>
                    <text:list-item>
                      <text:p text:style-name="P94">time labels</text:p>
                    </text:list-item>
                    <text:list-item>
                      <text:p text:style-name="P94">caller line</text:p>
                    </text:list-item>
                  </text:list>
                </text:list-item>
                <text:list-item>
                  <text:p text:style-name="P94">TEST : order ---&gt; ordered immediately after starting the ea; before a new bar starts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2 : change “double threshold”</text:p>
          <text:list>
            <text:list-item>
              <text:list>
                <text:list-item>
                  <text:p text:style-name="P94">//_20190918_085532:tmp</text:p>
                </text:list-item>
              </text:list>
            </text:list-item>
            <text:list-item>
              <text:p text:style-name="P94">T-2.1</text:p>
              <text:list>
                <text:list-item>
                  <text:p text:style-name="P94">CODING</text:p>
                </text:list-item>
                <text:list-item>
                  <text:p text:style-name="P94">TEST : change the log output</text:p>
                  <text:list>
                    <text:list-item>
                      <text:p text:style-name="P94">==&gt; OK</text:p>
                    </text:list-item>
                    <text:list-item>
                      <text:p text:style-name="P94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3 : if “threshold” &lt; current ask ==&gt; OrderModify (trail)</text:p>
          <text:list>
            <text:list-item>
              <text:p text:style-name="P94">T-3.1</text:p>
              <text:list>
                <text:list-item>
                  <text:p text:style-name="P94">do's</text:p>
                  <text:list>
                    <text:list-item>
                      <text:p text:style-name="P94">new var “priceOf_Current_Tick__Ask”</text:p>
                    </text:list-item>
                    <text:list-item>
                      <text:p text:style-name="P94">in the log → show the val</text:p>
                    </text:list-item>
                    <text:list-item>
                      <text:p text:style-name="P94">//_20190918_090936:tmp</text:p>
                    </text:list-item>
                  </text:list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3.2 : log output → normalize double</text:p>
              <text:list>
                <text:list-item>
                  <text:list>
                    <text:list-item>
                      <text:p text:style-name="P94">//_20190918_092035:tmp</text:p>
                    </text:list-item>
                    <text:list-item>
                      <text:p text:style-name="P94">//_20190918_092435:tmp</text:p>
                    </text:list-item>
                  </text:list>
                </text:list-item>
                <text:list-item>
                  <text:p text:style-name="P94">CODING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3.3 : figure out ---&gt; TP, SL ==&gt; how much to change?</text:p>
              <text:list>
                <text:list-item>
                  <text:p text:style-name="P94">threshold = pr_Open + (4 pips)</text:p>
                </text:list-item>
                <text:list-item>
                  <text:p text:style-name="P94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4761444316420818079" text:style-name="L61">
        <text:list-item>
          <text:p text:style-name="P95">TASK : T-3.3 → continue</text:p>
          <text:list>
            <text:list-item>
              <text:p text:style-name="P95">“void trail_Orders()”</text:p>
            </text:list-item>
          </text:list>
        </text:list-item>
      </text:list>
      <text:p text:style-name="P10">[further]</text:p>
      <text:list xml:id="list2421469089254967792" text:style-name="L62">
        <text:list-item>
          <text:p text:style-name="P96"/>
        </text:list-item>
      </text:list>
      <text:p text:style-name="P3"><text:line-break/><text:span text:style-name="T33">[/ 20190918_094513]</text:span></text:p>
      <text:p text:style-name="P12"/>
      <text:p text:style-name="P14"/>
      <text:p text:style-name="P10">---------------------------------------------------------------------------</text:p>
      <text:p text:style-name="P18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3">#_ </text:span></text:p>
      <text:list xml:id="list7555559723461192837" text:style-name="L63">
        <text:list-item>
          <text:p text:style-name="P97">REVIEW</text:p>
        </text:list-item>
        <text:list-item>
          <text:p text:style-name="P97">TASK-1 : void trail_Orders() → follow max price</text:p>
          <text:list>
            <text:list-item>
              <text:p text:style-name="P97">T-1.1</text:p>
              <text:list>
                <text:list-item>
                  <text:p text:style-name="P97">//_20190920_115150:tmp</text:p>
                </text:list-item>
                <text:list-item>
                  <text:p text:style-name="P97">new var</text:p>
                  <text:list>
                    <text:list-item>
                      <text:p text:style-name="P97">//_20190920_120627:tmp</text:p>
                    </text:list-item>
                    <text:list-item>
                      <text:p text:style-name="P97">priceOf_Prev_Bid</text:p>
                    </text:list-item>
                    <text:list-item>
                      <text:p text:style-name="P97">priceOf_Bid__Max</text:p>
                    </text:list-item>
                  </text:list>
                </text:list-item>
                <text:list-item>
                  <text:p text:style-name="P97">“j1” : //_20190920_115150:tmp</text:p>
                  <text:list>
                    <text:list-item>
                      <text:p text:style-name="P97">CODING</text:p>
                    </text:list-item>
                  </text:list>
                </text:list-item>
                <text:list-item>
                  <text:p text:style-name="P97">TEST ==&gt; see log file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032343408838616364" text:style-name="L64">
        <text:list-item>
          <text:p text:style-name="P98">TASK : “step.6 : j2”</text:p>
          <text:list>
            <text:list-item>
              <text:p text:style-name="P98">//_20190920_122313:next</text:p>
            </text:list-item>
          </text:list>
        </text:list-item>
      </text:list>
      <text:p text:style-name="P10">[further]</text:p>
      <text:list xml:id="list4552927709262552463" text:style-name="L65">
        <text:list-item>
          <text:p text:style-name="P99"/>
        </text:list-item>
      </text:list>
      <text:p text:style-name="P3"><text:line-break/><text:span text:style-name="T33">[/ 20190920_122422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3">#_ </text:span></text:p>
      <text:list xml:id="list3300771733214600234" text:style-name="L66">
        <text:list-item>
          <text:p text:style-name="P100"><text:span text:style-name="T23">#_ </text:span>REVIEW</text:p>
        </text:list-item>
        <text:list-item>
          <text:p text:style-name="P100">TASK-1 : “step.6 : j2”</text:p>
          <text:list>
            <text:list-item>
              <text:list>
                <text:list-item>
                  <text:p text:style-name="P100">//_20190920_122313:next</text:p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100">CODING</text:p>
                </text:list-item>
                <text:list-item>
                  <text:p text:style-name="P100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382703525695068528" text:style-name="L67">
        <text:list-item>
          <text:p text:style-name="P101">TASK : “step 6 : j2 : Y : 2”</text:p>
          <text:list>
            <text:list-item>
              <text:p text:style-name="P101">//_20190924_115546:next</text:p>
            </text:list-item>
          </text:list>
        </text:list-item>
      </text:list>
      <text:p text:style-name="P10">[further]</text:p>
      <text:list xml:id="list1001417589574925722" text:style-name="L68">
        <text:list-item>
          <text:p text:style-name="P102"/>
        </text:list-item>
      </text:list>
      <text:p text:style-name="P3"><text:line-break/><text:span text:style-name="T33">[/ 20190924_120100]</text:span></text:p>
      <text:p text:style-name="P14"/>
      <text:p text:style-name="P10">---------------------------------------------------------------------------</text:p>
      <text:p text:style-name="P18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3">#_ </text:span></text:p>
      <text:list xml:id="list5801647187091123506" text:style-name="L69">
        <text:list-item>
          <text:p text:style-name="P103"><text:span text:style-name="T23">#_ </text:span>REVIEW</text:p>
        </text:list-item>
        <text:list-item>
          <text:p text:style-name="P103">TASK-1 : “step 6 : j2 : Y : 2”</text:p>
          <text:list>
            <text:list-item>
              <text:list>
                <text:list-item>
                  <text:p text:style-name="P103">//_20190924_115546:next</text:p>
                </text:list-item>
              </text:list>
            </text:list-item>
            <text:list-item>
              <text:p text:style-name="P103">T-1.1</text:p>
              <text:list>
                <text:list-item>
                  <text:p text:style-name="P103">CODING</text:p>
                </text:list-item>
                <text:list-item>
                  <text:p text:style-name="P103">TEST ==&gt; </text:p>
                </text:list-item>
              </text:list>
            </text:list-item>
          </text:list>
        </text:list-item>
      </text:list>
      <text:p text:style-name="P10">[next]</text:p>
      <text:list xml:id="list1250212277831727507" text:style-name="L70">
        <text:list-item>
          <text:p text:style-name="P104">TASK</text:p>
          <text:list>
            <text:list-item>
              <text:p text:style-name="P104">log file → <text:span text:style-name="T30">ファイルの大きさ、Xを超えたら　=&gt;　新しいファイルへ。</text:span></text:p>
            </text:list-item>
          </text:list>
        </text:list-item>
        <text:list-item>
          <text:p text:style-name="P104"><text:soft-page-break/>TASK : see ==&gt; log from the above test</text:p>
        </text:list-item>
      </text:list>
      <text:p text:style-name="P10">[further]</text:p>
      <text:list xml:id="list6530503591343754802" text:style-name="L71">
        <text:list-item>
          <text:p text:style-name="P105"/>
        </text:list-item>
      </text:list>
      <text:p text:style-name="P3"><text:line-break/><text:span text:style-name="T33">[/ 20190925_124533]</text:span></text:p>
      <text:p text:style-name="P4"/>
      <text:p text:style-name="P14"/>
      <text:p text:style-name="P10">---------------------------------------------------------------------------</text:p>
      <text:p text:style-name="P18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3">#_ </text:span></text:p>
      <text:list xml:id="list3766548871665539628" text:style-name="L72">
        <text:list-item>
          <text:p text:style-name="P106">REVIEW</text:p>
        </text:list-item>
        <text:list-item>
          <text:p text:style-name="P106">TASK-1 : log file → <text:span text:style-name="T30">ファイルの大きさ、Xを超えたら　=&gt;　新しいファイルへ。</text:span></text:p>
          <text:list>
            <text:list-item>
              <text:p text:style-name="P106"><text:span text:style-name="T23">#_ </text:span>T-1.1 : modify</text:p>
              <text:list>
                <text:list-item>
                  <text:p text:style-name="P106">//_20190926_094101:tmp</text:p>
                </text:list-item>
              </text:list>
            </text:list-item>
            <text:list-item>
              <text:p text:style-name="P106">T-1.2 : </text:p>
              <text:list>
                <text:list-item>
                  <text:list>
                    <text:list-item>
                      <text:p text:style-name="P106">//_20190926_094452:tmp</text:p>
                    </text:list-item>
                    <text:list-item>
                      <text:p text:style-name="P106">if over 1M bytes ==&gt; new file</text:p>
                    </text:list-item>
                    <text:list-item>
                      <text:p text:style-name="P106">int write_Log (utils.mqh)</text:p>
                    </text:list-item>
                  </text:list>
                </text:list-item>
                <text:list-item>
                  <text:p text:style-name="P106">validate size : //_20190926_095008:tmp</text:p>
                </text:list-item>
                <text:list-item>
                  <text:p text:style-name="P106">CODING : “step : 2.1”</text:p>
                </text:list-item>
                <text:list-item>
                  <text:p text:style-name="P106">TEST : E/J, M1</text:p>
                  <text:list>
                    <text:list-item>
                      <text:p text:style-name="P106"><text:span text:style-name="T26">PROBLEM</text:span> ==&gt; log file NOT copied</text:p>
                      <text:list>
                        <text:list-item>
                          <text:p text:style-name="P106">TRY ==&gt; review code : //_20190926_101307:fix</text:p>
                          <text:list>
                            <text:list-item>
                              <text:p text:style-name="P106">==&gt; no clue</text:p>
                            </text:list-item>
                          </text:list>
                        </text:list-item>
                        <text:list-item>
                          <text:p text:style-name="P106">TRY ==&gt; dest file path ==&gt; “Logs”</text:p>
                          <text:list>
                            <text:list-item>
                              <text:p text:style-name="P106">==&gt; n/c</text:p>
                            </text:list-item>
                          </text:list>
                        </text:list-item>
                        <text:list-item>
                          <text:p text:style-name="P106"><text:soft-page-break/>TRY ==&gt; seek documents in the web</text:p>
                          <text:list>
                            <text:list-item>
                              <text:p text:style-name="P106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06">TRY ==&gt; read the log text, write it to a new file</text:p>
                          <text:list>
                            <text:list-item>
                              <text:p text:style-name="P106">==&gt; laborious; DROP</text:p>
                            </text:list-item>
                          </text:list>
                        </text:list-item>
                        <text:list-item>
                          <text:p text:style-name="P106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457263868387940289" text:style-name="L73">
        <text:list-item>
          <text:p text:style-name="P107">TASK : figure out ==&gt; copy log file</text:p>
        </text:list-item>
      </text:list>
      <text:p text:style-name="P10">[further]</text:p>
      <text:list xml:id="list1933116874694821180" text:style-name="L74">
        <text:list-item>
          <text:p text:style-name="P108"/>
        </text:list-item>
      </text:list>
      <text:p text:style-name="P3"><text:line-break/><text:span text:style-name="T33">[/ 20190926_104722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3">#_ </text:span></text:p>
      <text:list xml:id="list3921007055034013462" text:style-name="L75">
        <text:list-item>
          <text:p text:style-name="P109">REVIEW</text:p>
        </text:list-item>
        <text:list-item>
          <text:p text:style-name="P109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09">T-1.1 : when copying log file ==&gt; close the log file first.</text:p>
                  <text:list>
                    <text:list-item>
                      <text:p text:style-name="P109">CODING : //_20190927_114131:tmp</text:p>
                    </text:list-item>
                    <text:list-item>
                      <text:p text:style-name="P109">TEST</text:p>
                      <text:list>
                        <text:list-item>
                          <text:p text:style-name="P109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09">T-1.2 : time label ==&gt; its own line</text:p>
                  <text:list>
                    <text:list-item>
                      <text:p text:style-name="P109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275737672095851810" text:style-name="L76">
        <text:list-item>
          <text:p text:style-name="P110"><text:soft-page-break/>TASK : log file texts → “(step : 6 : j2 : Y : 2.2 : 2)”</text:p>
          <text:list>
            <text:list-item>
              <text:p text:style-name="P110">//_20190927_120146:next</text:p>
            </text:list-item>
          </text:list>
        </text:list-item>
      </text:list>
      <text:p text:style-name="P10">[further]</text:p>
      <text:list xml:id="list7695019984538565741" text:style-name="L77">
        <text:list-item>
          <text:p text:style-name="P111"/>
        </text:list-item>
      </text:list>
      <text:p text:style-name="P3"><text:line-break/><text:span text:style-name="T33">[/ 20190927_120200]</text:span></text:p>
      <text:p text:style-name="P12"/>
      <text:p text:style-name="P14"/>
      <text:p text:style-name="P10">---------------------------------------------------------------------------</text:p>
      <text:p text:style-name="P18"><text:span text:style-name="T3">res free# JVEMV6 44#7.2.1_ 15 / 44. currency / 7. mql prog / 2. eap-2 / 1. id-1 / </text:span><text:span text:style-name="T6">20190929_113838</text:span></text:p>
      <text:p text:style-name="P18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3">#_ </text:span></text:p>
      <text:list xml:id="list8179924204003250068" text:style-name="L78">
        <text:list-item>
          <text:p text:style-name="P112"><text:span text:style-name="T23">#_ </text:span>REVIEW : <text:s/><text:span text:style-name="T18">44#7.2.1_ 14</text:span></text:p>
        </text:list-item>
        <text:list-item>
          <text:p text:style-name="P112">TASK-1 : <text:s/><text:span text:style-name="T19">44#8.4.2_1</text:span></text:p>
          <text:list>
            <text:list-item>
              <text:p text:style-name="P112">TREE</text:p>
              <text:list>
                <text:list-item>
                  <text:p text:style-name="P112">tester_T_1__Buy_Up__Loop_2_Trailing__V2</text:p>
                  <text:list>
                    <text:list-item>
                      <text:p text:style-name="P112">&lt;= tester_T_1__Buy_Up(request)</text:p>
                    </text:list-item>
                    <text:list-item>
                      <text:p text:style-name="P112">&lt;= tester_BuyUps_SellLows__V2(request)</text:p>
                    </text:list-item>
                    <text:list-item>
                      <text:p text:style-name="P112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2">T-1.1 : new web page list</text:p>
              <text:list>
                <text:list-item>
                  <text:p text:style-name="P112">cons_fx</text:p>
                  <text:list>
                    <text:list-item>
                      <text:p text:style-name="P112"><text:span text:style-name="T23">#_ </text:span>lo_Actions__BUSL__IDs : 19</text:p>
                    </text:list-item>
                    <text:list-item>
                      <text:p text:style-name="P112"><text:span text:style-name="T23">#_ </text:span>lo_Actions__BUSL</text:p>
                    </text:list-item>
                    <text:list-item>
                      <text:p text:style-name="P112"><text:span text:style-name="T23">#_ </text:span>PARAM_BUSL3__P_1</text:p>
                    </text:list-item>
                    <text:list-item>
                      <text:p text:style-name="P112"><text:span text:style-name="T23">#_ </text:span>new tag : “tag_No_P_1”</text:p>
                    </text:list-item>
                  </text:list>
                </text:list-item>
                <text:list-item>
                  <text:p text:style-name="P112">TEST : browse reload</text:p>
                  <text:list>
                    <text:list-item>
                      <text:p text:style-name="P112"><text:soft-page-break/>==&gt; OK</text:p>
                    </text:list-item>
                  </text:list>
                </text:list-item>
              </text:list>
            </text:list-item>
            <text:list-item>
              <text:p text:style-name="P112">T-1.2 : new if choise lines</text:p>
              <text:list>
                <text:list-item>
                  <text:p text:style-name="P112"><text:span text:style-name="T23">#_ </text:span>DUP : elif param == (cons_fx.Tester.lo_Actions__BUSL__IDs.value)[18]</text:p>
                  <text:list>
                    <text:list-item>
                      <text:p text:style-name="P112">#_20190929_124044:tmp</text:p>
                    </text:list-item>
                  </text:list>
                </text:list-item>
                <text:list-item>
                  <text:p text:style-name="P112">new file : libfx_6.py ==&gt; DUP : _5.py</text:p>
                  <text:list>
                    <text:list-item>
                      <text:p text:style-name="P112">DUP</text:p>
                    </text:list-item>
                    <text:list-item>
                      <text:p text:style-name="P112"><text:span text:style-name="T23">#_ </text:span>views.py → import line</text:p>
                    </text:list-item>
                  </text:list>
                </text:list-item>
                <text:list-item>
                  <text:p text:style-name="P112">libfx_6.py : new FUNC</text:p>
                  <text:list>
                    <text:list-item>
                      <text:p text:style-name="P112">dp_2()</text:p>
                    </text:list-item>
                    <text:list-item>
                      <text:p text:style-name="P112">editing</text:p>
                    </text:list-item>
                  </text:list>
                </text:list-item>
                <text:list-item>
                  <text:p text:style-name="P112">TEST ==&gt; OK</text:p>
                </text:list-item>
              </text:list>
            </text:list-item>
          </text:list>
        </text:list-item>
      </text:list>
      <text:p text:style-name="P10">[next]</text:p>
      <text:list xml:id="list7264967534197453835" text:style-name="L79">
        <text:list-item>
          <text:p text:style-name="P113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3">==&gt; collect incidents</text:p>
            </text:list-item>
            <text:list-item>
              <text:p text:style-name="P113">#_20190929_125816:next</text:p>
            </text:list-item>
          </text:list>
        </text:list-item>
      </text:list>
      <text:p text:style-name="P10">[further]</text:p>
      <text:list xml:id="list3820753514468315389" text:style-name="L80">
        <text:list-item>
          <text:p text:style-name="P114"/>
        </text:list-item>
      </text:list>
      <text:p text:style-name="P3"><text:line-break/><text:span text:style-name="T33">[/ 20190929_130427]</text:span></text:p>
      <text:p text:style-name="P14"/>
      <text:p text:style-name="P10">---------------------------------------------------------------------------</text:p>
      <text:p text:style-name="P18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3">#_ </text:span></text:p>
      <text:list xml:id="list874771260516602875" text:style-name="L81">
        <text:list-item>
          <text:p text:style-name="P115">REVIEW</text:p>
        </text:list-item>
        <text:list-item>
          <text:p text:style-name="P115">TASK-1 : ==&gt; collect incidents</text:p>
          <text:list>
            <text:list-item>
              <text:list>
                <text:list-item>
                  <text:p text:style-name="P115"><text:soft-page-break/>#_20190929_125816:next</text:p>
                </text:list-item>
              </text:list>
            </text:list-item>
            <text:list-item>
              <text:p text:style-name="P115">T-1.1</text:p>
              <text:list>
                <text:list-item>
                  <text:p text:style-name="P115">new FUNC : _dp_2__Detect(lo_BDs_Tmp, lo_Lines_Log)</text:p>
                  <text:list>
                    <text:list-item>
                      <text:p text:style-name="P115"><text:span text:style-name="T23">#_ </text:span>signature</text:p>
                    </text:list-item>
                    <text:list-item>
                      <text:p text:style-name="P115"><text:span text:style-name="T23">#_ </text:span>labels</text:p>
                      <text:list>
                        <text:list-item>
                          <text:p text:style-name="P115">#_20190930_124040:caller</text:p>
                        </text:list-item>
                        <text:list-item>
                          <text:p text:style-name="P115">#_20190930_124042:head</text:p>
                        </text:list-item>
                        <text:list-item>
                          <text:p text:style-name="P115">#_20190930_124050:wl:in-func</text:p>
                        </text:list-item>
                      </text:list>
                    </text:list-item>
                    <text:list-item>
                      <text:p text:style-name="P115">caller lines</text:p>
                    </text:list-item>
                  </text:list>
                </text:list-item>
                <text:list-item>
                  <text:p text:style-name="P115">log</text:p>
                  <text:list>
                    <text:list-item>
                      <text:p text:style-name="P115">#_20190930_131347:tmp</text:p>
                    </text:list-item>
                  </text:list>
                </text:list-item>
                <text:list-item>
                  <text:p text:style-name="P115">TEST : see log file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845120803150826998" text:style-name="L82">
        <text:list-item>
          <text:p text:style-name="P116">TASK-1</text:p>
          <text:list>
            <text:list-item>
              <text:p text:style-name="P116">“lo_Hits” ==&gt; write to “XX.dat” file</text:p>
            </text:list-item>
            <text:list-item>
              <text:p text:style-name="P116">#_20190930_133504:next</text:p>
            </text:list-item>
          </text:list>
        </text:list-item>
        <text:list-item>
          <text:p text:style-name="P116">TASK-2 : lo_Hits <text:span text:style-name="T30">のリスト　=&gt;　observe, make memos, gen formula.</text:span></text:p>
        </text:list-item>
      </text:list>
      <text:p text:style-name="P10">[further]</text:p>
      <text:list xml:id="list8893608116716296651" text:style-name="L83">
        <text:list-item>
          <text:p text:style-name="P117"/>
        </text:list-item>
      </text:list>
      <text:p text:style-name="P3"><text:line-break/><text:span text:style-name="T33">[/ 20190930_133533]</text:span></text:p>
      <text:p text:style-name="P14"/>
      <text:p text:style-name="P10">---------------------------------------------------------------------------</text:p>
      <text:p text:style-name="P18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3">#_ </text:span></text:p>
      <text:list xml:id="list4989137965445268449" text:style-name="L84">
        <text:list-item>
          <text:p text:style-name="P118"><text:span text:style-name="T23">#_ </text:span>REVIEW</text:p>
        </text:list-item>
        <text:list-item>
          <text:p text:style-name="P118"><text:soft-page-break/>TASK-1 : “lo_Hits” ==&gt; write to “XX.dat” file</text:p>
          <text:list>
            <text:list-item>
              <text:list>
                <text:list-item>
                  <text:p text:style-name="P118">#_20190930_133504:next</text:p>
                </text:list-item>
              </text:list>
            </text:list-item>
            <text:list-item>
              <text:p text:style-name="P118">T-1.1</text:p>
              <text:list>
                <text:list-item>
                  <text:p text:style-name="P118">new FUNC : _dp_2__Report_Dat</text:p>
                  <text:list>
                    <text:list-item>
                      <text:p text:style-name="P118">signature</text:p>
                    </text:list-item>
                    <text:list-item>
                      <text:p text:style-name="P118">label</text:p>
                    </text:list-item>
                    <text:list-item>
                      <text:p text:style-name="P118">caller</text:p>
                    </text:list-item>
                  </text:list>
                </text:list-item>
                <text:list-item>
                  <text:p text:style-name="P118">CODING</text:p>
                  <text:list>
                    <text:list-item>
                      <text:p text:style-name="P118">report : #_20191001_130416:tmp</text:p>
                    </text:list-item>
                  </text:list>
                </text:list-item>
                <text:list-item>
                  <text:p text:style-name="P118">TEST ==&gt; OK</text:p>
                </text:list-item>
              </text:list>
            </text:list-item>
          </text:list>
        </text:list-item>
        <text:list-item>
          <text:p text:style-name="P118">TASK-2 : conf file ---&gt; create its own</text:p>
          <text:list>
            <text:list-item>
              <text:p text:style-name="P118">T-2.1</text:p>
              <text:list>
                <text:list-item>
                  <text:p text:style-name="P118">“fname_CONF_BUSL3__DP_2”</text:p>
                </text:list-item>
                <text:list-item>
                  <text:p text:style-name="P118">CODING</text:p>
                </text:list-item>
                <text:list-item>
                  <text:p text:style-name="P118">TEST ==&gt; OK</text:p>
                </text:list-item>
              </text:list>
            </text:list-item>
          </text:list>
        </text:list-item>
      </text:list>
      <text:p text:style-name="P10">[next]</text:p>
      <text:list xml:id="list3110684586683185932" text:style-name="L85">
        <text:list-item>
          <text:p text:style-name="P119">TASK</text:p>
          <text:list>
            <text:list-item>
              <text:p text:style-name="P119">gen data files</text:p>
            </text:list-item>
            <text:list-item>
              <text:p text:style-name="P119"><text:s/>lo_Hits <text:span text:style-name="T30">のリスト　=&gt;　observe, make memos, gen formula.</text:span></text:p>
            </text:list-item>
          </text:list>
        </text:list-item>
      </text:list>
      <text:p text:style-name="P10"><text:span text:style-name="T30"/></text:p>
      <text:p text:style-name="P10">[further]</text:p>
      <text:list xml:id="list920792438068077796" text:style-name="L86">
        <text:list-item>
          <text:p text:style-name="P120"/>
        </text:list-item>
      </text:list>
      <text:p text:style-name="P3"><text:line-break/><text:span text:style-name="T33">[/ 20191001_132725]</text:span></text:p>
      <text:p text:style-name="P3"/>
      <text:p text:style-name="P14">@@@</text:p>
      <text:p text:style-name="P10">---------------------------------------------------------------------------</text:p>
      <text:p text:style-name="P18"><text:span text:style-name="T3">res free# JVEMV6 44#7.2.1_ </text:span><text:span text:style-name="T5">4</text:span><text:span text:style-name="T3"> / 44. currency / 7. mql prog / 2. eap-2 / 1. id-1 / </text:span><text:span text:style-name="T6">XXX</text:span></text:p>
      <text:p text:style-name="P10"/>
      <text:p text:style-name="P10"><text:soft-page-break/>[do] <text:span text:style-name="T23">#_ </text:span></text:p>
      <text:list xml:id="list8107545622354394857" text:style-name="L93">
        <text:list-item>
          <text:p text:style-name="P125">REVIEW</text:p>
        </text:list-item>
        <text:list-item>
          <text:p text:style-name="P125">TASK-1</text:p>
          <text:list>
            <text:list-item>
              <text:p text:style-name="P125"/>
            </text:list-item>
          </text:list>
        </text:list-item>
      </text:list>
      <text:p text:style-name="P10">[next]</text:p>
      <text:list xml:id="list7813156033680361427" text:style-name="L91">
        <text:list-item>
          <text:p text:style-name="P123">TASK</text:p>
        </text:list-item>
      </text:list>
      <text:p text:style-name="P10">[further]</text:p>
      <text:list xml:id="list2853907513414505560" text:style-name="L92">
        <text:list-item>
          <text:p text:style-name="P124"/>
        </text:list-item>
      </text:list>
      <text:p text:style-name="P3"><text:line-break/><text:span text:style-name="T33">[/ XXX]</text:span></text:p>
      <text:p text:style-name="P3"/>
      <text:p text:style-name="P3"/>
      <text:p text:style-name="P12"/>
      <text:p text:style-name="P12"/>
      <text:p text:style-name="P8">------------------------------------------------ [TEMPLATE] 20190630_172146</text:p>
      <text:p text:style-name="P10">---------------------------------------------------------------------------</text:p>
      <text:p text:style-name="P18"><text:span text:style-name="T3">res free# JVEMV6 44#7.2.1_X / 44. currency / 7. mql prog / 2. eap-2 / 1. id-1 / </text:span><text:span text:style-name="T6">XXX</text:span></text:p>
      <text:p text:style-name="P10"/>
      <text:p text:style-name="P10">[do] <text:span text:style-name="T23">#_ </text:span></text:p>
      <text:list xml:id="list33482658" text:continue-list="list7555559723461192837" text:style-name="L63">
        <text:list-item>
          <text:p text:style-name="P97">REVIEW</text:p>
        </text:list-item>
        <text:list-item>
          <text:p text:style-name="P97">TASK-1</text:p>
          <text:list>
            <text:list-item>
              <text:p text:style-name="P97"/>
            </text:list-item>
          </text:list>
        </text:list-item>
      </text:list>
      <text:p text:style-name="P10">[next]</text:p>
      <text:list xml:id="list4933013973703380015" text:style-name="L87">
        <text:list-item>
          <text:p text:style-name="P121">TASK</text:p>
        </text:list-item>
      </text:list>
      <text:p text:style-name="P10">[further]</text:p>
      <text:list xml:id="list4575935062506801903" text:style-name="L88">
        <text:list-item>
          <text:p text:style-name="P122"/>
        </text:list-item>
      </text:list>
      <text:p text:style-name="P3"><text:line-break/><text:span text:style-name="T33">[/ XXX]</text:span></text:p>
      <text:p text:style-name="P3"><text:soft-page-break/></text:p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4"><text:a xlink:type="simple" xlink:href="https://docs.zoho.com/sheet/open/eovu1e1199284fd744d5eb3f86070b4f2abb6/sheets/tester/ranges/A2" text:style-name="Internet_20_link" text:visited-style-name="Visited_20_Internet_20_Link"><text:span text:style-name="T1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5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7887761100711778085" text:style-name="L89">
        <text:list-item>
          <text:p text:style-name="P132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3489817" text:continue-numbering="true" text:style-name="L89">
        <text:list-item>
          <text:list>
            <text:list-item>
              <text:p text:style-name="P132"/>
            </text:list-item>
            <text:list-item>
              <text:p text:style-name="P132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1983235919690726592" text:style-name="L90">
        <text:list-item>
          <text:p text:style-name="P34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3489215" text:continue-numbering="true" text:style-name="L90">
        <text:list-item>
          <text:p text:style-name="P34">git</text:p>
          <text:list>
            <text:list-item>
              <text:p text:style-name="P38">console</text:p>
              <text:list>
                <text:list-item>
                  <text:p text:style-name="P38">r o1 &amp;&amp; s &amp;&amp; r q4 &amp;&amp; s</text:p>
                </text:list-item>
                <text:list-item>
                  <text:p text:style-name="P40"/>
                </text:list-item>
                <text:list-item>
                  <text:p text:style-name="P38"><text:soft-page-break/>r o1 &amp;&amp; s &amp;&amp; r q &amp;&amp; s</text:p>
                </text:list-item>
                <text:list-item>
                  <text:p text:style-name="P40"> </text:p>
                </text:list-item>
                <text:list-item>
                  <text:p text:style-name="P38">r o1 &amp;&amp; s</text:p>
                </text:list-item>
                <text:list-item>
                  <text:p text:style-name="P40"/>
                </text:list-item>
                <text:list-item>
                  <text:p text:style-name="P38">r q4 &amp;&amp; s</text:p>
                </text:list-item>
                <text:list-item>
                  <text:p text:style-name="P40"/>
                </text:list-item>
                <text:list-item>
                  <text:p text:style-name="P38">r q1 &amp;&amp; s</text:p>
                </text:list-item>
                <text:list-item>
                  <text:p text:style-name="P40"/>
                </text:list-item>
                <text:list-item>
                  <text:p text:style-name="P38">r q &amp;&amp; s</text:p>
                </text:list-item>
                <text:list-item>
                  <text:p text:style-name="P39"/>
                </text:list-item>
                <text:list-item>
                  <text:p text:style-name="P38">g l --grep=currency</text:p>
                </text:list-item>
                <text:list-item>
                  <text:p text:style-name="P40"/>
                </text:list-item>
              </text:list>
            </text:list-item>
            <text:list-item>
              <text:p text:style-name="P38">commit</text:p>
              <text:list>
                <text:list-item>
                  <text:p text:style-name="P41">"myself] res freeJVEMV6 44#5.1 74 / 44. currency / 5. ea tools / 1. first / 20190608_160040</text:p>
                </text:list-item>
                <text:list-item>
                  <text:p text:style-name="P40"/>
                </text:list-item>
                <text:list-item>
                  <text:p text:style-name="P41">----------------</text:p>
                </text:list-item>
                <text:list-item>
                  <text:p text:style-name="P40"/>
                </text:list-item>
                <text:list-item>
                  <text:p text:style-name="P41">new FUNC : get_Bars__M_1_A_2</text:p>
                </text:list-item>
                <text:list-item>
                  <text:p text:style-name="P40"/>
                </text:list-item>
                <text:list-item>
                  <text:p text:style-name="P41">==&gt; started</text:p>
                </text:list-item>
                <text:list-item>
                  <text:p text:style-name="P41">"</text:p>
                </text:list-item>
              </text:list>
            </text:list-item>
            <text:list-item>
              <text:p text:style-name="P38">console</text:p>
              <text:list>
                <text:list-item>
                  <text:p text:style-name="P38">r q4 &amp;&amp; p</text:p>
                </text:list-item>
                <text:list-item>
                  <text:p text:style-name="P40"/>
                </text:list-item>
                <text:list-item>
                  <text:p text:style-name="P38">r o1 &amp;&amp; p</text:p>
                </text:list-item>
                <text:list-item>
                  <text:p text:style-name="P40"/>
                </text:list-item>
                <text:list-item>
                  <text:p text:style-name="P38">r q1 &amp;&amp; p</text:p>
                </text:list-item>
                <text:list-item>
                  <text:p text:style-name="P40"/>
                </text:list-item>
                <text:list-item>
                  <text:p text:style-name="P38">r q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4 &amp;&amp; p &amp;&amp; r o1 &amp;&amp; p &amp;&amp; pushd C:\WORKS_2\Utils\shortcuts\proj_FX &amp;&amp; end_apps.bat</text:p>
                </text:list-item>
                <text:list-item>
                  <text:p text:style-name="P40"/>
                </text:list-item>
                <text:list-item>
                  <text:p text:style-name="P38">r q &amp;&amp; p &amp;&amp; r o1 &amp;&amp; p &amp;&amp; pushd C:\WORKS_2\Utils\shortcuts\proj_FX &amp;&amp; end_apps.bat</text:p>
                </text:list-item>
                <text:list-item>
                  <text:p text:style-name="P40"><text:soft-page-break/></text:p>
                </text:list-item>
                <text:list-item>
                  <text:p text:style-name="P38">r q4 &amp;&amp; p &amp;&amp; pushd C:\WORKS_2\Utils\shortcuts\proj_FX &amp;&amp; end_apps.bat</text:p>
                </text:list-item>
                <text:list-item>
                  <text:p text:style-name="P38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3478005" text:continue-numbering="true" text:style-name="L90">
        <text:list-item>
          <text:list>
            <text:list-item>
              <text:list>
                <text:list-item>
                  <text:p text:style-name="P38"/>
                </text:list-item>
                <text:list-item>
                  <text:p text:style-name="P38">r o1 &amp;&amp; e &amp;&amp; p</text:p>
                </text:list-item>
                <text:list-item>
                  <text:p text:style-name="P38">pushd C:\WORKS_2\Utils\shortcuts\proj_FX &amp;&amp; end_apps.bat</text:p>
                </text:list-item>
                <text:list-item>
                  <text:p text:style-name="P39"/>
                </text:list-item>
              </text:list>
            </text:list-item>
          </text:list>
        </text:list-item>
        <text:list-item>
          <text:p text:style-name="P38">close apps</text:p>
          <text:list>
            <text:list-item>
              <text:p text:style-name="P38">pushd C:\WORKS_2\Utils\shortcuts\proj_FX</text:p>
            </text:list-item>
            <text:list-item>
              <text:p text:style-name="P38">end_apps.bat</text:p>
            </text:list-item>
            <text:list-item>
              <text:p text:style-name="P40"/>
            </text:list-item>
          </text:list>
        </text:list-item>
        <text:list-item>
          <text:p text:style-name="P38">close</text:p>
          <text:list>
            <text:list-item>
              <text:p text:style-name="P38">folders</text:p>
            </text:list-item>
            <text:list-item>
              <text:p text:style-name="P38">browser</text:p>
            </text:list-item>
            <text:list-item>
              <text:p text:style-name="P38">server</text:p>
            </text:list-item>
            <text:list-item>
              <text:p text:style-name="P38">email</text:p>
            </text:list-item>
          </text:list>
        </text:list-item>
        <text:list-item>
          <text:p text:style-name="P146">send this email</text:p>
        </text:list-item>
      </text:list>
      <text:p text:style-name="P9">/ ------------------------------------------------------- [STEPS : close] 20190718_16504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01T13:27:30.20</dc:date>
    <dc:creator>iwabuchi ken</dc:creator>
    <meta:editing-duration>P1DT10H46M11S</meta:editing-duration>
    <meta:editing-cycles>133</meta:editing-cycles>
    <meta:generator>OpenOffice/4.1.3$Win32 OpenOffice.org_project/413m1$Build-9783</meta:generator>
    <meta:document-statistic meta:table-count="4" meta:image-count="0" meta:object-count="0" meta:page-count="41" meta:paragraph-count="961" meta:word-count="4793" meta:character-count="27780"/>
  </office:meta>
</office:document-meta>
</file>